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472in"/>
    </style:style>
    <style:style style:name="co3" style:family="table-column">
      <style:table-column-properties fo:break-before="auto" style:column-width="1.0075in"/>
    </style:style>
    <style:style style:name="co4" style:family="table-column">
      <style:table-column-properties fo:break-before="auto" style:column-width="1.1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0705in" svg:height="3.4181in" svg:x="6.9382in" svg:y="3.8701in">
            <draw:object draw:notify-on-update-of-ranges="Sheet1.A2:Sheet1.A8 Sheet1.B1:Sheet1.B1 Sheet1.B2:Sheet1.B8 Sheet1.A2:Sheet1.A8 Sheet1.C1:Sheet1.C1 Sheet1.C2:Sheet1.C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0.0398in" svg:y="6.3764in">
            <draw:object draw:notify-on-update-of-ranges="Sheet1.A2:Sheet1.A8 Sheet1.A2:Sheet1.A8 Sheet1.D1:Sheet1.D1 Sheet1.D2:Sheet1.D8 Sheet1.A2:Sheet1.A8 Sheet1.E1:Sheet1.E1 Sheet1.E2:Sheet1.E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6.2988in" svg:height="3.5429in" svg:x="6.7992in" svg:y="0.1122in">
            <draw:object draw:notify-on-update-of-ranges="Sheet1.A2:Sheet1.A11 Sheet1.A2:Sheet1.A11 Sheet1.B1:Sheet1.B1 Sheet1.B2:Sheet1.B11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6.2988in" svg:height="3.5429in" svg:x="0.0614in" svg:y="2.3929in">
            <draw:object draw:notify-on-update-of-ranges="Sheet1.A2:Sheet1.A11 Sheet1.A2:Sheet1.A11 Sheet1.D2:Sheet1.D11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Xi=0</text:p>
          </table:table-cell>
          <table:table-cell office:value-type="string" calcext:value-type="string">
            <text:p>Xi=-1</text:p>
          </table:table-cell>
          <table:table-cell office:value-type="string" calcext:value-type="string">
            <text:p>M*xi=0</text:p>
          </table:table-cell>
          <table:table-cell office:value-type="string" calcext:value-type="string">
            <text:p>M*xi=-1</text:p>
          </table:table-cell>
          <table:table-cell office:value-type="string" calcext:value-type="string">
            <text:p>State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2942" calcext:value-type="float">
            <text:p>-0.2942</text:p>
          </table:table-cell>
          <table:table-cell office:value-type="float" office:value="-0.634" calcext:value-type="float">
            <text:p>-0.634</text:p>
          </table:table-cell>
          <table:table-cell table:formula="of:=[.A2]*[.B2]" office:value-type="float" office:value="-0.8826" calcext:value-type="float">
            <text:p>-0.8826</text:p>
          </table:table-cell>
          <table:table-cell table:formula="of:=[.A2]*[.C2]" office:value-type="float" office:value="-1.902" calcext:value-type="float">
            <text:p>-1.902</text:p>
          </table:table-cell>
          <table:table-cell office:value-type="float" office:value="1" calcext:value-type="float">
            <text:p>1</text:p>
          </table:table-cell>
          <table:table-cell table:formula="of:=[.B2]/[.F2]*[.A2]^3" office:value-type="float" office:value="-7.9434" calcext:value-type="float">
            <text:p>-7.94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5161" calcext:value-type="float">
            <text:p>1.5161</text:p>
          </table:table-cell>
          <table:table-cell office:value-type="float" office:value="-2.9247" calcext:value-type="float">
            <text:p>-2.9247</text:p>
          </table:table-cell>
          <table:table-cell table:formula="of:=[.A3]*[.B3]" office:value-type="float" office:value="7.5805" calcext:value-type="float">
            <text:p>7.5805</text:p>
          </table:table-cell>
          <table:table-cell table:formula="of:=[.A3]*[.C3]" office:value-type="float" office:value="-14.6235" calcext:value-type="float">
            <text:p>-14.6235</text:p>
          </table:table-cell>
          <table:table-cell office:value-type="float" office:value="6" calcext:value-type="float">
            <text:p>6</text:p>
          </table:table-cell>
          <table:table-cell table:formula="of:=[.B3]/[.F3]*[.A3]^3" office:value-type="float" office:value="31.5854166666667" calcext:value-type="float">
            <text:p>31.58541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.8474" calcext:value-type="float">
            <text:p>8.8474</text:p>
          </table:table-cell>
          <table:table-cell office:value-type="float" office:value="-6.7705" calcext:value-type="float">
            <text:p>-6.7705</text:p>
          </table:table-cell>
          <table:table-cell table:formula="of:=[.A4]*[.B4]" office:value-type="float" office:value="61.9318" calcext:value-type="float">
            <text:p>61.9318</text:p>
          </table:table-cell>
          <table:table-cell table:formula="of:=[.A4]*[.C4]" office:value-type="float" office:value="-47.3935" calcext:value-type="float">
            <text:p>-47.3935</text:p>
          </table:table-cell>
          <table:table-cell office:value-type="float" office:value="22" calcext:value-type="float">
            <text:p>22</text:p>
          </table:table-cell>
          <table:table-cell table:formula="of:=[.B4]/[.F4]*[.A4]^3" office:value-type="float" office:value="137.939009090909" calcext:value-type="float">
            <text:p>137.93900909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.8336" calcext:value-type="float">
            <text:p>24.8336</text:p>
          </table:table-cell>
          <table:table-cell office:value-type="float" office:value="-12.1313" calcext:value-type="float">
            <text:p>-12.1313</text:p>
          </table:table-cell>
          <table:table-cell table:formula="of:=[.A5]*[.B5]" office:value-type="float" office:value="223.5024" calcext:value-type="float">
            <text:p>223.5024</text:p>
          </table:table-cell>
          <table:table-cell table:formula="of:=[.A5]*[.C5]" office:value-type="float" office:value="-109.1817" calcext:value-type="float">
            <text:p>-109.1817</text:p>
          </table:table-cell>
          <table:table-cell office:value-type="float" office:value="76" calcext:value-type="float">
            <text:p>76</text:p>
          </table:table-cell>
          <table:table-cell table:formula="of:=[.B5]/[.F5]*[.A5]^3" office:value-type="float" office:value="238.206505263158" calcext:value-type="float">
            <text:p>238.20650526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2.487" calcext:value-type="float">
            <text:p>52.487</text:p>
          </table:table-cell>
          <table:table-cell office:value-type="float" office:value="-18.9641" calcext:value-type="float">
            <text:p>-18.9641</text:p>
          </table:table-cell>
          <table:table-cell table:formula="of:=[.A6]*[.B6]" office:value-type="float" office:value="577.357" calcext:value-type="float">
            <text:p>577.357</text:p>
          </table:table-cell>
          <table:table-cell table:formula="of:=[.A6]*[.C6]" office:value-type="float" office:value="-208.6051" calcext:value-type="float">
            <text:p>-208.6051</text:p>
          </table:table-cell>
          <table:table-cell office:value-type="float" office:value="264" calcext:value-type="float">
            <text:p>264</text:p>
          </table:table-cell>
          <table:table-cell table:formula="of:=[.B6]/[.F6]*[.A6]^3" office:value-type="float" office:value="264.621958333333" calcext:value-type="float">
            <text:p>264.62195833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4.7313" calcext:value-type="float">
            <text:p>94.7313</text:p>
          </table:table-cell>
          <table:table-cell office:value-type="float" office:value="-27.227" calcext:value-type="float">
            <text:p>-27.227</text:p>
          </table:table-cell>
          <table:table-cell table:formula="of:=[.A7]*[.B7]" office:value-type="float" office:value="1231.5069" calcext:value-type="float">
            <text:p>1231.5069</text:p>
          </table:table-cell>
          <table:table-cell table:formula="of:=[.A7]*[.C7]" office:value-type="float" office:value="-353.951" calcext:value-type="float">
            <text:p>-353.951</text:p>
          </table:table-cell>
          <table:table-cell office:value-type="float" office:value="936" calcext:value-type="float">
            <text:p>936</text:p>
          </table:table-cell>
          <table:table-cell table:formula="of:=[.B7]/[.F7]*[.A7]^3" office:value-type="float" office:value="222.3554125" calcext:value-type="float">
            <text:p>222.35541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4.4182" calcext:value-type="float">
            <text:p>154.4182</text:p>
          </table:table-cell>
          <table:table-cell office:value-type="float" office:value="-36.8806" calcext:value-type="float">
            <text:p>-36.8806</text:p>
          </table:table-cell>
          <table:table-cell table:formula="of:=[.A8]*[.B8]" office:value-type="float" office:value="2316.273" calcext:value-type="float">
            <text:p>2316.273</text:p>
          </table:table-cell>
          <table:table-cell table:formula="of:=[.A8]*[.C8]" office:value-type="float" office:value="-553.209" calcext:value-type="float">
            <text:p>-553.209</text:p>
          </table:table-cell>
          <table:table-cell office:value-type="float" office:value="3378" calcext:value-type="float">
            <text:p>3378</text:p>
          </table:table-cell>
          <table:table-cell table:formula="of:=[.B8]/[.F8]*[.A8]^3" office:value-type="float" office:value="154.281061278863" calcext:value-type="float">
            <text:p>154.281061278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4.55" calcext:value-type="float">
            <text:p>234.55</text:p>
          </table:table-cell>
          <table:table-cell/>
          <table:table-cell table:formula="of:=[.A9]*[.B9]" office:value-type="float" office:value="3987.35" calcext:value-type="float">
            <text:p>3987.35</text:p>
          </table:table-cell>
          <table:table-cell/>
          <table:table-cell office:value-type="float" office:value="12353" calcext:value-type="float">
            <text:p>12353</text:p>
          </table:table-cell>
          <table:table-cell table:formula="of:=[.B9]/[.F9]*[.A9]^3" office:value-type="float" office:value="93.2845584068647" calcext:value-type="float">
            <text:p>93.284558406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7.654" calcext:value-type="float">
            <text:p>337.654</text:p>
          </table:table-cell>
          <table:table-cell/>
          <table:table-cell table:formula="of:=[.A10]*[.B10]" office:value-type="float" office:value="6415.426" calcext:value-type="float">
            <text:p>6415.426</text:p>
          </table:table-cell>
          <table:table-cell/>
          <table:table-cell office:value-type="float" office:value="45622" calcext:value-type="float">
            <text:p>45622</text:p>
          </table:table-cell>
          <table:table-cell table:formula="of:=[.B10]/[.F10]*[.A10]^3" office:value-type="float" office:value="50.7642976195695" calcext:value-type="float">
            <text:p>50.764297619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66.562" calcext:value-type="float">
            <text:p>466.562</text:p>
          </table:table-cell>
          <table:table-cell/>
          <table:table-cell table:formula="of:=[.A11]*[.B11]" office:value-type="float" office:value="9797.802" calcext:value-type="float">
            <text:p>9797.802</text:p>
          </table:table-cell>
          <table:table-cell/>
          <table:table-cell office:value-type="float" office:value="169844" calcext:value-type="float">
            <text:p>169844</text:p>
          </table:table-cell>
          <table:table-cell table:formula="of:=[.B11]/[.F11]*[.A11]^3" office:value-type="float" office:value="25.4399960081016" calcext:value-type="float">
            <text:p>25.439996008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23.977" calcext:value-type="float">
            <text:p>623.977</text:p>
          </table:table-cell>
          <table:table-cell/>
          <table:table-cell table:formula="of:=[.A12]*[.B12]" office:value-type="float" office:value="14351.471" calcext:value-type="float">
            <text:p>14351.471</text:p>
          </table:table-cell>
          <table:table-cell/>
          <table:table-cell office:value-type="float" office:value="636214" calcext:value-type="float">
            <text:p>636214</text:p>
          </table:table-cell>
          <table:table-cell table:formula="of:=[.B12]/[.F12]*[.A12]^3" office:value-type="float" office:value="11.9329787760093" calcext:value-type="float">
            <text:p>11.93297877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12.573" calcext:value-type="float">
            <text:p>812.573</text:p>
          </table:table-cell>
          <table:table-cell/>
          <table:table-cell table:formula="of:=[.A13]*[.B13]" office:value-type="float" office:value="20314.325" calcext:value-type="float">
            <text:p>20314.325</text:p>
          </table:table-cell>
          <table:table-cell/>
          <table:table-cell office:value-type="float" office:value="2395476" calcext:value-type="float">
            <text:p>2395476</text:p>
          </table:table-cell>
          <table:table-cell table:formula="of:=[.B13]/[.F13]*[.A13]^3" office:value-type="float" office:value="5.30017964070606" calcext:value-type="float">
            <text:p>5.3001796407</text:p>
          </table:table-cell>
        </table:table-row>
      </table:table>
      <table:table table:name="Sheet2" table:style-name="ta1">
        <table:shapes>
          <draw:frame draw:z-index="0" draw:style-name="gr1" draw:text-style-name="P1" svg:width="6.2988in" svg:height="3.5429in" svg:x="6.7713in" svg:y="2.2878in">
            <draw:object draw:notify-on-update-of-ranges="Sheet2.A2:Sheet2.A9 Sheet2.B1:Sheet2.B1 Sheet2.B2:Sheet2.B9 Sheet2.A2:Sheet2.A9 Sheet2.C1:Sheet2.C1 Sheet2.C2:Sheet2.C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x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table:formula="of:=30*[.A2]^2+48*[.A2]+15" office:value-type="float" office:value="-3" calcext:value-type="float">
            <text:p>-3</text:p>
          </table:table-cell>
          <table:table-cell table:formula="of:=-18*[.A2]^2-28*[.A2]-9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9" calcext:value-type="float">
            <text:p>-9</text:p>
          </table:table-cell>
          <table:table-cell table:formula="of:=30*[.A3]^2+48*[.A3]+15" office:value-type="float" office:value="15" calcext:value-type="float">
            <text:p>15</text:p>
          </table:table-cell>
          <table:table-cell table:formula="of:=-18*[.A3]^2-28*[.A3]-9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-55" calcext:value-type="float">
            <text:p>-55</text:p>
          </table:table-cell>
          <table:table-cell table:formula="of:=30*[.A4]^2+48*[.A4]+15" office:value-type="float" office:value="93" calcext:value-type="float">
            <text:p>93</text:p>
          </table:table-cell>
          <table:table-cell table:formula="of:=-18*[.A4]^2-28*[.A4]-9"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1" calcext:value-type="float">
            <text:p>231</text:p>
          </table:table-cell>
          <table:table-cell office:value-type="float" office:value="-137" calcext:value-type="float">
            <text:p>-137</text:p>
          </table:table-cell>
          <table:table-cell table:formula="of:=30*[.A5]^2+48*[.A5]+15" office:value-type="float" office:value="231" calcext:value-type="float">
            <text:p>231</text:p>
          </table:table-cell>
          <table:table-cell table:formula="of:=-18*[.A5]^2-28*[.A5]-9" office:value-type="float" office:value="-137" calcext:value-type="float">
            <text:p>-1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9" calcext:value-type="float">
            <text:p>429</text:p>
          </table:table-cell>
          <table:table-cell office:value-type="float" office:value="-255" calcext:value-type="float">
            <text:p>-255</text:p>
          </table:table-cell>
          <table:table-cell table:formula="of:=30*[.A6]^2+48*[.A6]+15" office:value-type="float" office:value="429" calcext:value-type="float">
            <text:p>429</text:p>
          </table:table-cell>
          <table:table-cell table:formula="of:=-18*[.A6]^2-28*[.A6]-9" office:value-type="float" office:value="-255" calcext:value-type="float">
            <text:p>-2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87" calcext:value-type="float">
            <text:p>687</text:p>
          </table:table-cell>
          <table:table-cell office:value-type="float" office:value="-409" calcext:value-type="float">
            <text:p>-409</text:p>
          </table:table-cell>
          <table:table-cell table:formula="of:=30*[.A7]^2+48*[.A7]+15" office:value-type="float" office:value="687" calcext:value-type="float">
            <text:p>687</text:p>
          </table:table-cell>
          <table:table-cell table:formula="of:=-18*[.A7]^2-28*[.A7]-9" office:value-type="float" office:value="-409" calcext:value-type="float">
            <text:p>-4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5" calcext:value-type="float">
            <text:p>1005</text:p>
          </table:table-cell>
          <table:table-cell office:value-type="float" office:value="-599" calcext:value-type="float">
            <text:p>-599</text:p>
          </table:table-cell>
          <table:table-cell table:formula="of:=30*[.A8]^2+48*[.A8]+15" office:value-type="float" office:value="1005" calcext:value-type="float">
            <text:p>1005</text:p>
          </table:table-cell>
          <table:table-cell table:formula="of:=-18*[.A8]^2-28*[.A8]-9" office:value-type="float" office:value="-599" calcext:value-type="float">
            <text:p>-5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83" calcext:value-type="float">
            <text:p>1383</text:p>
          </table:table-cell>
          <table:table-cell office:value-type="float" office:value="-825" calcext:value-type="float">
            <text:p>-825</text:p>
          </table:table-cell>
          <table:table-cell table:formula="of:=30*[.A9]^2+48*[.A9]+15" office:value-type="float" office:value="1383" calcext:value-type="float">
            <text:p>1383</text:p>
          </table:table-cell>
          <table:table-cell table:formula="of:=-18*[.A9]^2-28*[.A9]-9" office:value-type="float" office:value="-825" calcext:value-type="float">
            <text:p>-8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formula="of:=30*[.A10]^2+48*[.A10]+15" office:value-type="float" office:value="1821" calcext:value-type="float">
            <text:p>1821</text:p>
          </table:table-cell>
          <table:table-cell table:formula="of:=-18*[.A10]^2-28*[.A10]-9" office:value-type="float" office:value="-1087" calcext:value-type="float">
            <text:p>-10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formula="of:=30*[.A11]^2+48*[.A11]+15" office:value-type="float" office:value="2319" calcext:value-type="float">
            <text:p>2319</text:p>
          </table:table-cell>
          <table:table-cell table:formula="of:=-18*[.A11]^2-28*[.A11]-9" office:value-type="float" office:value="-1385" calcext:value-type="float">
            <text:p>-13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formula="of:=30*[.A12]^2+48*[.A12]+15" office:value-type="float" office:value="2877" calcext:value-type="float">
            <text:p>2877</text:p>
          </table:table-cell>
          <table:table-cell table:formula="of:=-18*[.A12]^2-28*[.A12]-9" office:value-type="float" office:value="-1719" calcext:value-type="float">
            <text:p>-17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formula="of:=30*[.A13]^2+48*[.A13]+15" office:value-type="float" office:value="3495" calcext:value-type="float">
            <text:p>3495</text:p>
          </table:table-cell>
          <table:table-cell table:formula="of:=-18*[.A13]^2-28*[.A13]-9" office:value-type="float" office:value="-2089" calcext:value-type="float">
            <text:p>-2089</text:p>
          </table:table-cell>
        </table:table-row>
      </table:table>
      <table:table table:name="Sheet3" table:style-name="ta1">
        <table:shapes>
          <draw:frame draw:z-index="0" draw:style-name="gr1" draw:text-style-name="P1" svg:width="6.2988in" svg:height="3.5429in" svg:x="3.7362in" svg:y="2.3815in">
            <draw:object draw:notify-on-update-of-ranges="Sheet3.A2:Sheet3.A7 Sheet3.B1:Sheet3.B1 Sheet3.B2:Sheet3.B7 Sheet3.A2:Sheet3.A7 Sheet3.C1:Sheet3.C1 Sheet3.C2:Sheet3.C7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x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7375" calcext:value-type="float">
            <text:p>17375</text:p>
          </table:table-cell>
          <table:table-cell office:value-type="float" office:value="-7806" calcext:value-type="float">
            <text:p>-780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21" calcext:value-type="float">
            <text:p>2721</text:p>
          </table:table-cell>
          <table:table-cell office:value-type="float" office:value="-550" calcext:value-type="float">
            <text:p>-55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47" calcext:value-type="float">
            <text:p>6047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353" calcext:value-type="float">
            <text:p>27353</text:p>
          </table:table-cell>
          <table:table-cell office:value-type="float" office:value="-6030" calcext:value-type="float">
            <text:p>-603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6639" calcext:value-type="float">
            <text:p>66639</text:p>
          </table:table-cell>
          <table:table-cell office:value-type="float" office:value="-18766" calcext:value-type="float">
            <text:p>-1876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3905" calcext:value-type="float">
            <text:p>123905</text:p>
          </table:table-cell>
          <table:table-cell office:value-type="float" office:value="-38166" calcext:value-type="float">
            <text:p>-3816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</table:table>
      <table:table table:name="Sheet4" table:style-name="ta1">
        <table:shapes>
          <draw:frame draw:z-index="0" draw:style-name="gr1" draw:text-style-name="P1" svg:width="6.2988in" svg:height="3.5429in" svg:x="4.8571in" svg:y="0.5205in">
            <draw:object draw:notify-on-update-of-ranges="Sheet4.A2:Sheet4.A6 Sheet4.B1:Sheet4.B1 Sheet4.B2:Sheet4.B6 Sheet4.A2:Sheet4.A6 Sheet4.C1:Sheet4.C1 Sheet4.C2:Sheet4.C6 Sheet4.A2:Sheet4.A6 Sheet4.D1:Sheet4.D1 Sheet4.D2:Sheet4.D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Ground state norm</text:p>
          </table:table-cell>
          <table:table-cell office:value-type="string" calcext:value-type="string">
            <text:p>Norm/Bit</text:p>
          </table:table-cell>
          <table:table-cell office:value-type="string" calcext:value-type="string">
            <text:p>Norm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6456" calcext:value-type="float">
            <text:p>2.6456</text:p>
          </table:table-cell>
          <table:table-cell table:formula="of:=[.B2]/[.A2]" office:value-type="float" office:value="0.881866666666667" calcext:value-type="float">
            <text:p>0.8818666667</text:p>
          </table:table-cell>
          <table:table-cell office:value-type="float" office:value="2.6456" calcext:value-type="float">
            <text:p>2.64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6286" calcext:value-type="float">
            <text:p>2.6286</text:p>
          </table:table-cell>
          <table:table-cell table:formula="of:=[.B3]/[.A3]" office:value-type="float" office:value="0.52572" calcext:value-type="float">
            <text:p>0.52572</text:p>
          </table:table-cell>
          <table:table-cell office:value-type="float" office:value="2.6154" calcext:value-type="float">
            <text:p>2.61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1769" calcext:value-type="float">
            <text:p>2.1769</text:p>
          </table:table-cell>
          <table:table-cell table:formula="of:=[.B4]/[.A4]" office:value-type="float" office:value="0.310985714285714" calcext:value-type="float">
            <text:p>0.3109857143</text:p>
          </table:table-cell>
          <table:table-cell office:value-type="float" office:value="2.1006" calcext:value-type="float">
            <text:p>2.10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8311" calcext:value-type="float">
            <text:p>1.8311</text:p>
          </table:table-cell>
          <table:table-cell table:formula="of:=[.B5]/[.A5]" office:value-type="float" office:value="0.203455555555556" calcext:value-type="float">
            <text:p>0.2034555556</text:p>
          </table:table-cell>
          <table:table-cell office:value-type="float" office:value="1.6701" calcext:value-type="float">
            <text:p>1.67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5981" calcext:value-type="float">
            <text:p>1.5981</text:p>
          </table:table-cell>
          <table:table-cell table:formula="of:=[.B6]/[.A6]" office:value-type="float" office:value="0.145281818181818" calcext:value-type="float">
            <text:p>0.1452818182</text:p>
          </table:table-cell>
          <table:table-cell office:value-type="float" office:value="1.3488" calcext:value-type="float">
            <text:p>1.3488</text:p>
          </table:table-cell>
        </table:table-row>
      </table:table>
      <table:table table:name="s=2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57.1577" calcext:value-type="float">
            <text:p>-57.15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86.363" calcext:value-type="float">
            <text:p>-386.3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401.46" calcext:value-type="float">
            <text:p>-1401.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3725.79" calcext:value-type="float">
            <text:p>-3725.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8215.08" calcext:value-type="float">
            <text:p>-8215.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5978.8" calcext:value-type="float">
            <text:p>-15978.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28399.8" calcext:value-type="float">
            <text:p>-28399.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47152.8" calcext:value-type="float">
            <text:p>-47152.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74222" calcext:value-type="float">
            <text:p>-742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11917" calcext:value-type="float">
            <text:p>-1119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62889" calcext:value-type="float">
            <text:p>-162889</text:p>
          </table:table-cell>
        </table:table-row>
      </table:table>
      <table:table table:name="s=3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2.0465" calcext:value-type="float">
            <text:p>-32.04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1.545" calcext:value-type="float">
            <text:p>81.5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61.459" calcext:value-type="float">
            <text:p>761.4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83.43" calcext:value-type="float">
            <text:p>2283.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882.95" calcext:value-type="float">
            <text:p>4882.95</text:p>
          </table:table-cell>
        </table:table-row>
      </table:table>
      <table:table table:name="Sheet7" table:style-name="ta1">
        <table:shapes>
          <draw:frame draw:z-index="0" draw:style-name="gr1" draw:text-style-name="P1" svg:width="7.3386in" svg:height="4.6638in" svg:x="5.7563in" svg:y="0.3035in">
            <draw:object draw:notify-on-update-of-ranges="Sheet7.D2:Sheet7.D13 Sheet7.F2:Sheet7.F13 Sheet7.D14:Sheet7.D24 Sheet7.F14:Sheet7.F24 Sheet7.D35:Sheet7.D43 Sheet7.F35:Sheet7.F43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draw:text-style-name="P1" svg:width="6.2988in" svg:height="3.5429in" svg:x="5.7583in" svg:y="5.1008in">
            <draw:object draw:notify-on-update-of-ranges="Sheet7.D59:Sheet7.D69 Sheet7.F59:Sheet7.F69 Sheet7.D70:Sheet7.D79 Sheet7.F70:Sheet7.F79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L%2</text:p>
          </table:table-cell>
          <table:table-cell table:style-name="ce1" office:value-type="string" calcext:value-type="string">
            <text:p>L/M</text:p>
          </table:table-cell>
          <table:table-cell table:style-name="ce1" office:value-type="string" calcext:value-type="string">
            <text:p>deltaE</text:p>
          </table:table-cell>
          <table:table-cell office:value-type="string" calcext:value-type="string">
            <text:p>deltaE/M^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MOD([.B2];2)" office:value-type="float" office:value="1" calcext:value-type="float">
            <text:p>1</text:p>
          </table:table-cell>
          <table:table-cell table:formula="of:=[.B2]/[.A2]" office:value-type="float" office:value="0.04" calcext:value-type="float">
            <text:p>0.04</text:p>
          </table:table-cell>
          <table:table-cell office:value-type="float" office:value="4.54413" calcext:value-type="float">
            <text:p>4.54413</text:p>
          </table:table-cell>
          <table:table-cell table:formula="of:=[.E2]/[.A2]^2" office:value-type="float" office:value="0.007270608" calcext:value-type="float">
            <text:p>0.00727060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MOD([.B3];2)" office:value-type="float" office:value="1" calcext:value-type="float">
            <text:p>1</text:p>
          </table:table-cell>
          <table:table-cell table:formula="of:=[.B3]/[.A3]" office:value-type="float" office:value="0.12" calcext:value-type="float">
            <text:p>0.12</text:p>
          </table:table-cell>
          <table:table-cell office:value-type="float" office:value="29.1067" calcext:value-type="float">
            <text:p>29.1067</text:p>
          </table:table-cell>
          <table:table-cell table:formula="of:=[.E3]/[.A3]^2" office:value-type="float" office:value="0.04657072" calcext:value-type="float">
            <text:p>0.0465707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MOD([.B4];2)" office:value-type="float" office:value="1" calcext:value-type="float">
            <text:p>1</text:p>
          </table:table-cell>
          <table:table-cell table:formula="of:=[.B4]/[.A4]" office:value-type="float" office:value="0.2" calcext:value-type="float">
            <text:p>0.2</text:p>
          </table:table-cell>
          <table:table-cell office:value-type="float" office:value="50.8981" calcext:value-type="float">
            <text:p>50.8981</text:p>
          </table:table-cell>
          <table:table-cell table:formula="of:=[.E4]/[.A4]^2" office:value-type="float" office:value="0.08143696" calcext:value-type="float">
            <text:p>0.0814369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formula="of:=MOD([.B5];2)" office:value-type="float" office:value="1" calcext:value-type="float">
            <text:p>1</text:p>
          </table:table-cell>
          <table:table-cell table:formula="of:=[.B5]/[.A5]" office:value-type="float" office:value="0.28" calcext:value-type="float">
            <text:p>0.28</text:p>
          </table:table-cell>
          <table:table-cell office:value-type="float" office:value="71.5491" calcext:value-type="float">
            <text:p>71.5491</text:p>
          </table:table-cell>
          <table:table-cell table:formula="of:=[.E5]/[.A5]^2" office:value-type="float" office:value="0.11447856" calcext:value-type="float">
            <text:p>0.1144785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formula="of:=MOD([.B6];2)" office:value-type="float" office:value="1" calcext:value-type="float">
            <text:p>1</text:p>
          </table:table-cell>
          <table:table-cell table:formula="of:=[.B6]/[.A6]" office:value-type="float" office:value="0.36" calcext:value-type="float">
            <text:p>0.36</text:p>
          </table:table-cell>
          <table:table-cell office:value-type="float" office:value="91.5156" calcext:value-type="float">
            <text:p>91.5156</text:p>
          </table:table-cell>
          <table:table-cell table:formula="of:=[.E6]/[.A6]^2" office:value-type="float" office:value="0.14642496" calcext:value-type="float">
            <text:p>0.1464249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formula="of:=MOD([.B7];2)" office:value-type="float" office:value="1" calcext:value-type="float">
            <text:p>1</text:p>
          </table:table-cell>
          <table:table-cell table:formula="of:=[.B7]/[.A7]" office:value-type="float" office:value="0.44" calcext:value-type="float">
            <text:p>0.44</text:p>
          </table:table-cell>
          <table:table-cell office:value-type="float" office:value="111.03" calcext:value-type="float">
            <text:p>111.03</text:p>
          </table:table-cell>
          <table:table-cell table:formula="of:=[.E7]/[.A7]^2" office:value-type="float" office:value="0.177648" calcext:value-type="float">
            <text:p>0.17764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formula="of:=MOD([.B8];2)" office:value-type="float" office:value="1" calcext:value-type="float">
            <text:p>1</text:p>
          </table:table-cell>
          <table:table-cell table:formula="of:=[.B8]/[.A8]" office:value-type="float" office:value="0.52" calcext:value-type="float">
            <text:p>0.52</text:p>
          </table:table-cell>
          <table:table-cell office:value-type="float" office:value="130.258" calcext:value-type="float">
            <text:p>130.258</text:p>
          </table:table-cell>
          <table:table-cell table:formula="of:=[.E8]/[.A8]^2" office:value-type="float" office:value="0.2084128" calcext:value-type="float">
            <text:p>0.208412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formula="of:=MOD([.B9];2)" office:value-type="float" office:value="1" calcext:value-type="float">
            <text:p>1</text:p>
          </table:table-cell>
          <table:table-cell table:formula="of:=[.B9]/[.A9]" office:value-type="float" office:value="0.6" calcext:value-type="float">
            <text:p>0.6</text:p>
          </table:table-cell>
          <table:table-cell office:value-type="float" office:value="149.349" calcext:value-type="float">
            <text:p>149.349</text:p>
          </table:table-cell>
          <table:table-cell table:formula="of:=[.E9]/[.A9]^2" office:value-type="float" office:value="0.2389584" calcext:value-type="float">
            <text:p>0.238958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formula="of:=MOD([.B10];2)" office:value-type="float" office:value="1" calcext:value-type="float">
            <text:p>1</text:p>
          </table:table-cell>
          <table:table-cell table:formula="of:=[.B10]/[.A10]" office:value-type="float" office:value="0.68" calcext:value-type="float">
            <text:p>0.68</text:p>
          </table:table-cell>
          <table:table-cell office:value-type="float" office:value="168.458" calcext:value-type="float">
            <text:p>168.458</text:p>
          </table:table-cell>
          <table:table-cell table:formula="of:=[.E10]/[.A10]^2" office:value-type="float" office:value="0.2695328" calcext:value-type="float">
            <text:p>0.269532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formula="of:=MOD([.B11];2)" office:value-type="float" office:value="1" calcext:value-type="float">
            <text:p>1</text:p>
          </table:table-cell>
          <table:table-cell table:formula="of:=[.B11]/[.A11]" office:value-type="float" office:value="0.76" calcext:value-type="float">
            <text:p>0.76</text:p>
          </table:table-cell>
          <table:table-cell office:value-type="float" office:value="187.684" calcext:value-type="float">
            <text:p>187.684</text:p>
          </table:table-cell>
          <table:table-cell table:formula="of:=[.E11]/[.A11]^2" office:value-type="float" office:value="0.3002944" calcext:value-type="float">
            <text:p>0.300294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formula="of:=MOD([.B12];2)" office:value-type="float" office:value="1" calcext:value-type="float">
            <text:p>1</text:p>
          </table:table-cell>
          <table:table-cell table:formula="of:=[.B12]/[.A12]" office:value-type="float" office:value="0.84" calcext:value-type="float">
            <text:p>0.84</text:p>
          </table:table-cell>
          <table:table-cell office:value-type="float" office:value="206.497" calcext:value-type="float">
            <text:p>206.497</text:p>
          </table:table-cell>
          <table:table-cell table:formula="of:=[.E12]/[.A12]^2" office:value-type="float" office:value="0.3303952" calcext:value-type="float">
            <text:p>0.330395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formula="of:=MOD([.B13];2)" office:value-type="float" office:value="1" calcext:value-type="float">
            <text:p>1</text:p>
          </table:table-cell>
          <table:table-cell table:formula="of:=[.B13]/[.A13]" office:value-type="float" office:value="0.92" calcext:value-type="float">
            <text:p>0.92</text:p>
          </table:table-cell>
          <table:table-cell office:value-type="float" office:value="217.244" calcext:value-type="float">
            <text:p>217.244</text:p>
          </table:table-cell>
          <table:table-cell table:formula="of:=[.E13]/[.A13]^2" office:value-type="float" office:value="0.3475904" calcext:value-type="float">
            <text:p>0.34759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MOD([.B14];2)" office:value-type="float" office:value="1" calcext:value-type="float">
            <text:p>1</text:p>
          </table:table-cell>
          <table:table-cell table:formula="of:=[.B14]/[.A14]" office:value-type="float" office:value="0.0434782608695652" calcext:value-type="float">
            <text:p>0.0434782609</text:p>
          </table:table-cell>
          <table:table-cell office:value-type="float" office:value="4.16424" calcext:value-type="float">
            <text:p>4.16424</text:p>
          </table:table-cell>
          <table:table-cell table:formula="of:=[.E14]/[.A14]^2" office:value-type="float" office:value="0.00787190926275992" calcext:value-type="float">
            <text:p>0.007871909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formula="of:=MOD([.B15];2)" office:value-type="float" office:value="1" calcext:value-type="float">
            <text:p>1</text:p>
          </table:table-cell>
          <table:table-cell table:formula="of:=[.B15]/[.A15]" office:value-type="float" office:value="0.130434782608696" calcext:value-type="float">
            <text:p>0.1304347826</text:p>
          </table:table-cell>
          <table:table-cell office:value-type="float" office:value="26.7191" calcext:value-type="float">
            <text:p>26.7191</text:p>
          </table:table-cell>
          <table:table-cell table:formula="of:=[.E15]/[.A15]^2" office:value-type="float" office:value="0.0505086956521739" calcext:value-type="float">
            <text:p>0.050508695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formula="of:=MOD([.B16];2)" office:value-type="float" office:value="1" calcext:value-type="float">
            <text:p>1</text:p>
          </table:table-cell>
          <table:table-cell table:formula="of:=[.B16]/[.A16]" office:value-type="float" office:value="0.217391304347826" calcext:value-type="float">
            <text:p>0.2173913043</text:p>
          </table:table-cell>
          <table:table-cell office:value-type="float" office:value="46.721" calcext:value-type="float">
            <text:p>46.721</text:p>
          </table:table-cell>
          <table:table-cell table:formula="of:=[.E16]/[.A16]^2" office:value-type="float" office:value="0.0883194706994329" calcext:value-type="float">
            <text:p>0.088319470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formula="of:=MOD([.B17];2)" office:value-type="float" office:value="1" calcext:value-type="float">
            <text:p>1</text:p>
          </table:table-cell>
          <table:table-cell table:formula="of:=[.B17]/[.A17]" office:value-type="float" office:value="0.304347826086957" calcext:value-type="float">
            <text:p>0.3043478261</text:p>
          </table:table-cell>
          <table:table-cell office:value-type="float" office:value="65.6714" calcext:value-type="float">
            <text:p>65.6714</text:p>
          </table:table-cell>
          <table:table-cell table:formula="of:=[.E17]/[.A17]^2" office:value-type="float" office:value="0.124142533081285" calcext:value-type="float">
            <text:p>0.124142533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formula="of:=MOD([.B18];2)" office:value-type="float" office:value="1" calcext:value-type="float">
            <text:p>1</text:p>
          </table:table-cell>
          <table:table-cell table:formula="of:=[.B18]/[.A18]" office:value-type="float" office:value="0.391304347826087" calcext:value-type="float">
            <text:p>0.3913043478</text:p>
          </table:table-cell>
          <table:table-cell office:value-type="float" office:value="83.9929" calcext:value-type="float">
            <text:p>83.9929</text:p>
          </table:table-cell>
          <table:table-cell table:formula="of:=[.E18]/[.A18]^2" office:value-type="float" office:value="0.158776748582231" calcext:value-type="float">
            <text:p>0.158776748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formula="of:=MOD([.B19];2)" office:value-type="float" office:value="1" calcext:value-type="float">
            <text:p>1</text:p>
          </table:table-cell>
          <table:table-cell table:formula="of:=[.B19]/[.A19]" office:value-type="float" office:value="0.478260869565217" calcext:value-type="float">
            <text:p>0.4782608696</text:p>
          </table:table-cell>
          <table:table-cell office:value-type="float" office:value="101.906" calcext:value-type="float">
            <text:p>101.906</text:p>
          </table:table-cell>
          <table:table-cell table:formula="of:=[.E19]/[.A19]^2" office:value-type="float" office:value="0.192638941398866" calcext:value-type="float">
            <text:p>0.192638941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formula="of:=MOD([.B20];2)" office:value-type="float" office:value="1" calcext:value-type="float">
            <text:p>1</text:p>
          </table:table-cell>
          <table:table-cell table:formula="of:=[.B20]/[.A20]" office:value-type="float" office:value="0.565217391304348" calcext:value-type="float">
            <text:p>0.5652173913</text:p>
          </table:table-cell>
          <table:table-cell office:value-type="float" office:value="119.571" calcext:value-type="float">
            <text:p>119.571</text:p>
          </table:table-cell>
          <table:table-cell table:formula="of:=[.E20]/[.A20]^2" office:value-type="float" office:value="0.22603213610586" calcext:value-type="float">
            <text:p>0.226032136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formula="of:=MOD([.B21];2)" office:value-type="float" office:value="1" calcext:value-type="float">
            <text:p>1</text:p>
          </table:table-cell>
          <table:table-cell table:formula="of:=[.B21]/[.A21]" office:value-type="float" office:value="0.652173913043478" calcext:value-type="float">
            <text:p>0.652173913</text:p>
          </table:table-cell>
          <table:table-cell office:value-type="float" office:value="137.129" calcext:value-type="float">
            <text:p>137.129</text:p>
          </table:table-cell>
          <table:table-cell table:formula="of:=[.E21]/[.A21]^2" office:value-type="float" office:value="0.259223062381853" calcext:value-type="float">
            <text:p>0.25922306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formula="of:=MOD([.B22];2)" office:value-type="float" office:value="1" calcext:value-type="float">
            <text:p>1</text:p>
          </table:table-cell>
          <table:table-cell table:formula="of:=[.B22]/[.A22]" office:value-type="float" office:value="0.739130434782609" calcext:value-type="float">
            <text:p>0.7391304348</text:p>
          </table:table-cell>
          <table:table-cell office:value-type="float" office:value="154.661" calcext:value-type="float">
            <text:p>154.661</text:p>
          </table:table-cell>
          <table:table-cell table:formula="of:=[.E22]/[.A22]^2" office:value-type="float" office:value="0.292364839319471" calcext:value-type="float">
            <text:p>0.292364839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formula="of:=MOD([.B23];2)" office:value-type="float" office:value="1" calcext:value-type="float">
            <text:p>1</text:p>
          </table:table-cell>
          <table:table-cell table:formula="of:=[.B23]/[.A23]" office:value-type="float" office:value="0.826086956521739" calcext:value-type="float">
            <text:p>0.8260869565</text:p>
          </table:table-cell>
          <table:table-cell office:value-type="float" office:value="171.693" calcext:value-type="float">
            <text:p>171.693</text:p>
          </table:table-cell>
          <table:table-cell table:formula="of:=[.E23]/[.A23]^2" office:value-type="float" office:value="0.324561436672968" calcext:value-type="float">
            <text:p>0.32456143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formula="of:=MOD([.B24];2)" office:value-type="float" office:value="1" calcext:value-type="float">
            <text:p>1</text:p>
          </table:table-cell>
          <table:table-cell table:formula="of:=[.B24]/[.A24]" office:value-type="float" office:value="0.91304347826087" calcext:value-type="float">
            <text:p>0.9130434783</text:p>
          </table:table-cell>
          <table:table-cell office:value-type="float" office:value="181.627" calcext:value-type="float">
            <text:p>181.627</text:p>
          </table:table-cell>
          <table:table-cell table:formula="of:=[.E24]/[.A24]^2" office:value-type="float" office:value="0.343340264650284" calcext:value-type="float">
            <text:p>0.343340264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MOD([.B25];2)" office:value-type="float" office:value="1" calcext:value-type="float">
            <text:p>1</text:p>
          </table:table-cell>
          <table:table-cell table:formula="of:=[.B25]/[.A25]" office:value-type="float" office:value="0.0476190476190476" calcext:value-type="float">
            <text:p>0.0476190476</text:p>
          </table:table-cell>
          <table:table-cell office:value-type="float" office:value="3.78271" calcext:value-type="float">
            <text:p>3.78271</text:p>
          </table:table-cell>
          <table:table-cell table:formula="of:=[.E25]/[.A25]^2" office:value-type="float" office:value="0.00857757369614512" calcext:value-type="float">
            <text:p>0.008577573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MOD([.B26];2)" office:value-type="float" office:value="1" calcext:value-type="float">
            <text:p>1</text:p>
          </table:table-cell>
          <table:table-cell table:formula="of:=[.B26]/[.A26]" office:value-type="float" office:value="0.142857142857143" calcext:value-type="float">
            <text:p>0.1428571429</text:p>
          </table:table-cell>
          <table:table-cell office:value-type="float" office:value="24.3254" calcext:value-type="float">
            <text:p>24.3254</text:p>
          </table:table-cell>
          <table:table-cell table:formula="of:=[.E26]/[.A26]^2" office:value-type="float" office:value="0.0551596371882086" calcext:value-type="float">
            <text:p>0.055159637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MOD([.B27];2)" office:value-type="float" office:value="1" calcext:value-type="float">
            <text:p>1</text:p>
          </table:table-cell>
          <table:table-cell table:formula="of:=[.B27]/[.A27]" office:value-type="float" office:value="0.238095238095238" calcext:value-type="float">
            <text:p>0.2380952381</text:p>
          </table:table-cell>
          <table:table-cell office:value-type="float" office:value="42.5318" calcext:value-type="float">
            <text:p>42.5318</text:p>
          </table:table-cell>
          <table:table-cell table:formula="of:=[.E27]/[.A27]^2" office:value-type="float" office:value="0.0964439909297052" calcext:value-type="float">
            <text:p>0.096443990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formula="of:=MOD([.B28];2)" office:value-type="float" office:value="1" calcext:value-type="float">
            <text:p>1</text:p>
          </table:table-cell>
          <table:table-cell table:formula="of:=[.B28]/[.A28]" office:value-type="float" office:value="0.333333333333333" calcext:value-type="float">
            <text:p>0.3333333333</text:p>
          </table:table-cell>
          <table:table-cell office:value-type="float" office:value="59.7735" calcext:value-type="float">
            <text:p>59.7735</text:p>
          </table:table-cell>
          <table:table-cell table:formula="of:=[.E28]/[.A28]^2" office:value-type="float" office:value="0.135540816326531" calcext:value-type="float">
            <text:p>0.135540816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formula="of:=MOD([.B29];2)" office:value-type="float" office:value="1" calcext:value-type="float">
            <text:p>1</text:p>
          </table:table-cell>
          <table:table-cell table:formula="of:=[.B29]/[.A29]" office:value-type="float" office:value="0.428571428571429" calcext:value-type="float">
            <text:p>0.4285714286</text:p>
          </table:table-cell>
          <table:table-cell office:value-type="float" office:value="76.4388" calcext:value-type="float">
            <text:p>76.4388</text:p>
          </table:table-cell>
          <table:table-cell table:formula="of:=[.E29]/[.A29]^2" office:value-type="float" office:value="0.173330612244898" calcext:value-type="float">
            <text:p>0.17333061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formula="of:=MOD([.B30];2)" office:value-type="float" office:value="1" calcext:value-type="float">
            <text:p>1</text:p>
          </table:table-cell>
          <table:table-cell table:formula="of:=[.B30]/[.A30]" office:value-type="float" office:value="0.523809523809524" calcext:value-type="float">
            <text:p>0.5238095238</text:p>
          </table:table-cell>
          <table:table-cell office:value-type="float" office:value="92.7327" calcext:value-type="float">
            <text:p>92.7327</text:p>
          </table:table-cell>
          <table:table-cell table:formula="of:=[.E30]/[.A30]^2" office:value-type="float" office:value="0.210278231292517" calcext:value-type="float">
            <text:p>0.210278231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formula="of:=MOD([.B31];2)" office:value-type="float" office:value="1" calcext:value-type="float">
            <text:p>1</text:p>
          </table:table-cell>
          <table:table-cell table:formula="of:=[.B31]/[.A31]" office:value-type="float" office:value="0.619047619047619" calcext:value-type="float">
            <text:p>0.619047619</text:p>
          </table:table-cell>
          <table:table-cell office:value-type="float" office:value="108.799" calcext:value-type="float">
            <text:p>108.799</text:p>
          </table:table-cell>
          <table:table-cell table:formula="of:=[.E31]/[.A31]^2" office:value-type="float" office:value="0.246709750566893" calcext:value-type="float">
            <text:p>0.246709750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formula="of:=MOD([.B32];2)" office:value-type="float" office:value="1" calcext:value-type="float">
            <text:p>1</text:p>
          </table:table-cell>
          <table:table-cell table:formula="of:=[.B32]/[.A32]" office:value-type="float" office:value="0.714285714285714" calcext:value-type="float">
            <text:p>0.7142857143</text:p>
          </table:table-cell>
          <table:table-cell office:value-type="float" office:value="124.707" calcext:value-type="float">
            <text:p>124.707</text:p>
          </table:table-cell>
          <table:table-cell table:formula="of:=[.E32]/[.A32]^2" office:value-type="float" office:value="0.28278231292517" calcext:value-type="float">
            <text:p>0.282782312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formula="of:=MOD([.B33];2)" office:value-type="float" office:value="1" calcext:value-type="float">
            <text:p>1</text:p>
          </table:table-cell>
          <table:table-cell table:formula="of:=[.B33]/[.A33]" office:value-type="float" office:value="0.80952380952381" calcext:value-type="float">
            <text:p>0.8095238095</text:p>
          </table:table-cell>
          <table:table-cell office:value-type="float" office:value="140.038" calcext:value-type="float">
            <text:p>140.038</text:p>
          </table:table-cell>
          <table:table-cell table:formula="of:=[.E33]/[.A33]^2" office:value-type="float" office:value="0.317546485260771" calcext:value-type="float">
            <text:p>0.317546485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formula="of:=MOD([.B34];2)" office:value-type="float" office:value="1" calcext:value-type="float">
            <text:p>1</text:p>
          </table:table-cell>
          <table:table-cell table:formula="of:=[.B34]/[.A34]" office:value-type="float" office:value="0.904761904761905" calcext:value-type="float">
            <text:p>0.9047619048</text:p>
          </table:table-cell>
          <table:table-cell office:value-type="float" office:value="149.172" calcext:value-type="float">
            <text:p>149.172</text:p>
          </table:table-cell>
          <table:table-cell table:formula="of:=[.E34]/[.A34]^2" office:value-type="float" office:value="0.338258503401361" calcext:value-type="float">
            <text:p>0.338258503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MOD([.B35];2)" office:value-type="float" office:value="1" calcext:value-type="float">
            <text:p>1</text:p>
          </table:table-cell>
          <table:table-cell table:formula="of:=[.B35]/[.A35]" office:value-type="float" office:value="0.0526315789473684" calcext:value-type="float">
            <text:p>0.0526315789</text:p>
          </table:table-cell>
          <table:table-cell office:value-type="float" office:value="3.39905" calcext:value-type="float">
            <text:p>3.39905</text:p>
          </table:table-cell>
          <table:table-cell table:formula="of:=[.E35]/[.A35]^2" office:value-type="float" office:value="0.00941565096952908" calcext:value-type="float">
            <text:p>0.00941565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MOD([.B36];2)" office:value-type="float" office:value="1" calcext:value-type="float">
            <text:p>1</text:p>
          </table:table-cell>
          <table:table-cell table:formula="of:=[.B36]/[.A36]" office:value-type="float" office:value="0.157894736842105" calcext:value-type="float">
            <text:p>0.1578947368</text:p>
          </table:table-cell>
          <table:table-cell office:value-type="float" office:value="21.9234" calcext:value-type="float">
            <text:p>21.9234</text:p>
          </table:table-cell>
          <table:table-cell table:formula="of:=[.E36]/[.A36]^2" office:value-type="float" office:value="0.0607296398891967" calcext:value-type="float">
            <text:p>0.060729639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formula="of:=MOD([.B37];2)" office:value-type="float" office:value="1" calcext:value-type="float">
            <text:p>1</text:p>
          </table:table-cell>
          <table:table-cell table:formula="of:=[.B37]/[.A37]" office:value-type="float" office:value="0.263157894736842" calcext:value-type="float">
            <text:p>0.2631578947</text:p>
          </table:table-cell>
          <table:table-cell office:value-type="float" office:value="38.326" calcext:value-type="float">
            <text:p>38.326</text:p>
          </table:table-cell>
          <table:table-cell table:formula="of:=[.E37]/[.A37]^2" office:value-type="float" office:value="0.10616620498615" calcext:value-type="float">
            <text:p>0.1061662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MOD([.B38];2)" office:value-type="float" office:value="1" calcext:value-type="float">
            <text:p>1</text:p>
          </table:table-cell>
          <table:table-cell table:formula="of:=[.B38]/[.A38]" office:value-type="float" office:value="0.368421052631579" calcext:value-type="float">
            <text:p>0.3684210526</text:p>
          </table:table-cell>
          <table:table-cell office:value-type="float" office:value="53.8465" calcext:value-type="float">
            <text:p>53.8465</text:p>
          </table:table-cell>
          <table:table-cell table:formula="of:=[.E38]/[.A38]^2" office:value-type="float" office:value="0.149159279778393" calcext:value-type="float">
            <text:p>0.149159279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formula="of:=MOD([.B39];2)" office:value-type="float" office:value="1" calcext:value-type="float">
            <text:p>1</text:p>
          </table:table-cell>
          <table:table-cell table:formula="of:=[.B39]/[.A39]" office:value-type="float" office:value="0.473684210526316" calcext:value-type="float">
            <text:p>0.4736842105</text:p>
          </table:table-cell>
          <table:table-cell office:value-type="float" office:value="68.8356" calcext:value-type="float">
            <text:p>68.8356</text:p>
          </table:table-cell>
          <table:table-cell table:formula="of:=[.E39]/[.A39]^2" office:value-type="float" office:value="0.190680332409972" calcext:value-type="float">
            <text:p>0.190680332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formula="of:=MOD([.B40];2)" office:value-type="float" office:value="1" calcext:value-type="float">
            <text:p>1</text:p>
          </table:table-cell>
          <table:table-cell table:formula="of:=[.B40]/[.A40]" office:value-type="float" office:value="0.578947368421053" calcext:value-type="float">
            <text:p>0.5789473684</text:p>
          </table:table-cell>
          <table:table-cell office:value-type="float" office:value="83.4707" calcext:value-type="float">
            <text:p>83.4707</text:p>
          </table:table-cell>
          <table:table-cell table:formula="of:=[.E40]/[.A40]^2" office:value-type="float" office:value="0.231220775623269" calcext:value-type="float">
            <text:p>0.231220775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formula="of:=MOD([.B41];2)" office:value-type="float" office:value="1" calcext:value-type="float">
            <text:p>1</text:p>
          </table:table-cell>
          <table:table-cell table:formula="of:=[.B41]/[.A41]" office:value-type="float" office:value="0.68421052631579" calcext:value-type="float">
            <text:p>0.6842105263</text:p>
          </table:table-cell>
          <table:table-cell office:value-type="float" office:value="97.8229" calcext:value-type="float">
            <text:p>97.8229</text:p>
          </table:table-cell>
          <table:table-cell table:formula="of:=[.E41]/[.A41]^2" office:value-type="float" office:value="0.27097756232687" calcext:value-type="float">
            <text:p>0.270977562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formula="of:=MOD([.B42];2)" office:value-type="float" office:value="1" calcext:value-type="float">
            <text:p>1</text:p>
          </table:table-cell>
          <table:table-cell table:formula="of:=[.B42]/[.A42]" office:value-type="float" office:value="0.789473684210526" calcext:value-type="float">
            <text:p>0.7894736842</text:p>
          </table:table-cell>
          <table:table-cell office:value-type="float" office:value="111.532" calcext:value-type="float">
            <text:p>111.532</text:p>
          </table:table-cell>
          <table:table-cell table:formula="of:=[.E42]/[.A42]^2" office:value-type="float" office:value="0.308952908587258" calcext:value-type="float">
            <text:p>0.308952908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formula="of:=MOD([.B43];2)" office:value-type="float" office:value="1" calcext:value-type="float">
            <text:p>1</text:p>
          </table:table-cell>
          <table:table-cell table:formula="of:=[.B43]/[.A43]" office:value-type="float" office:value="0.894736842105263" calcext:value-type="float">
            <text:p>0.8947368421</text:p>
          </table:table-cell>
          <table:table-cell office:value-type="float" office:value="119.879" calcext:value-type="float">
            <text:p>119.879</text:p>
          </table:table-cell>
          <table:table-cell table:formula="of:=[.E43]/[.A43]^2" office:value-type="float" office:value="0.332074792243767" calcext:value-type="float">
            <text:p>0.33207479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MOD([.B44];2)" office:value-type="float" office:value="1" calcext:value-type="float">
            <text:p>1</text:p>
          </table:table-cell>
          <table:table-cell table:formula="of:=[.B44]/[.A44]" office:value-type="float" office:value="0.0588235294117647" calcext:value-type="float">
            <text:p>0.0588235294</text:p>
          </table:table-cell>
          <table:table-cell office:value-type="float" office:value="3.01249" calcext:value-type="float">
            <text:p>3.01249</text:p>
          </table:table-cell>
          <table:table-cell table:formula="of:=[.E44]/[.A44]^2" office:value-type="float" office:value="0.0104238408304498" calcext:value-type="float">
            <text:p>0.01042384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MOD([.B45];2)" office:value-type="float" office:value="1" calcext:value-type="float">
            <text:p>1</text:p>
          </table:table-cell>
          <table:table-cell table:formula="of:=[.B45]/[.A45]" office:value-type="float" office:value="0.176470588235294" calcext:value-type="float">
            <text:p>0.1764705882</text:p>
          </table:table-cell>
          <table:table-cell office:value-type="float" office:value="19.5101" calcext:value-type="float">
            <text:p>19.5101</text:p>
          </table:table-cell>
          <table:table-cell table:formula="of:=[.E45]/[.A45]^2" office:value-type="float" office:value="0.0675089965397924" calcext:value-type="float">
            <text:p>0.067508996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MOD([.B46];2)" office:value-type="float" office:value="1" calcext:value-type="float">
            <text:p>1</text:p>
          </table:table-cell>
          <table:table-cell table:formula="of:=[.B46]/[.A46]" office:value-type="float" office:value="0.294117647058823" calcext:value-type="float">
            <text:p>0.2941176471</text:p>
          </table:table-cell>
          <table:table-cell office:value-type="float" office:value="34.0963" calcext:value-type="float">
            <text:p>34.0963</text:p>
          </table:table-cell>
          <table:table-cell table:formula="of:=[.E46]/[.A46]^2" office:value-type="float" office:value="0.117980276816609" calcext:value-type="float">
            <text:p>0.11798027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MOD([.B47];2)" office:value-type="float" office:value="1" calcext:value-type="float">
            <text:p>1</text:p>
          </table:table-cell>
          <table:table-cell table:formula="of:=[.B47]/[.A47]" office:value-type="float" office:value="0.411764705882353" calcext:value-type="float">
            <text:p>0.4117647059</text:p>
          </table:table-cell>
          <table:table-cell office:value-type="float" office:value="47.8748" calcext:value-type="float">
            <text:p>47.8748</text:p>
          </table:table-cell>
          <table:table-cell table:formula="of:=[.E47]/[.A47]^2" office:value-type="float" office:value="0.165656747404844" calcext:value-type="float">
            <text:p>0.165656747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formula="of:=MOD([.B48];2)" office:value-type="float" office:value="1" calcext:value-type="float">
            <text:p>1</text:p>
          </table:table-cell>
          <table:table-cell table:formula="of:=[.B48]/[.A48]" office:value-type="float" office:value="0.529411764705882" calcext:value-type="float">
            <text:p>0.5294117647</text:p>
          </table:table-cell>
          <table:table-cell office:value-type="float" office:value="61.1466" calcext:value-type="float">
            <text:p>61.1466</text:p>
          </table:table-cell>
          <table:table-cell table:formula="of:=[.E48]/[.A48]^2" office:value-type="float" office:value="0.211579930795848" calcext:value-type="float">
            <text:p>0.21157993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formula="of:=MOD([.B49];2)" office:value-type="float" office:value="1" calcext:value-type="float">
            <text:p>1</text:p>
          </table:table-cell>
          <table:table-cell table:formula="of:=[.B49]/[.A49]" office:value-type="float" office:value="0.647058823529412" calcext:value-type="float">
            <text:p>0.6470588235</text:p>
          </table:table-cell>
          <table:table-cell office:value-type="float" office:value="74.0131" calcext:value-type="float">
            <text:p>74.0131</text:p>
          </table:table-cell>
          <table:table-cell table:formula="of:=[.E49]/[.A49]^2" office:value-type="float" office:value="0.256100692041522" calcext:value-type="float">
            <text:p>0.25610069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formula="of:=MOD([.B50];2)" office:value-type="float" office:value="1" calcext:value-type="float">
            <text:p>1</text:p>
          </table:table-cell>
          <table:table-cell table:formula="of:=[.B50]/[.A50]" office:value-type="float" office:value="0.764705882352941" calcext:value-type="float">
            <text:p>0.7647058824</text:p>
          </table:table-cell>
          <table:table-cell office:value-type="float" office:value="86.1776" calcext:value-type="float">
            <text:p>86.1776</text:p>
          </table:table-cell>
          <table:table-cell table:formula="of:=[.E50]/[.A50]^2" office:value-type="float" office:value="0.298192387543253" calcext:value-type="float">
            <text:p>0.298192387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formula="of:=MOD([.B51];2)" office:value-type="float" office:value="1" calcext:value-type="float">
            <text:p>1</text:p>
          </table:table-cell>
          <table:table-cell table:formula="of:=[.B51]/[.A51]" office:value-type="float" office:value="0.882352941176471" calcext:value-type="float">
            <text:p>0.8823529412</text:p>
          </table:table-cell>
          <table:table-cell office:value-type="float" office:value="93.7482" calcext:value-type="float">
            <text:p>93.7482</text:p>
          </table:table-cell>
          <table:table-cell table:formula="of:=[.E51]/[.A51]^2" office:value-type="float" office:value="0.324388235294118" calcext:value-type="float">
            <text:p>0.32438823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MOD([.B52];2)" office:value-type="float" office:value="1" calcext:value-type="float">
            <text:p>1</text:p>
          </table:table-cell>
          <table:table-cell table:formula="of:=[.B52]/[.A52]" office:value-type="float" office:value="0.0666666666666667" calcext:value-type="float">
            <text:p>0.0666666667</text:p>
          </table:table-cell>
          <table:table-cell office:value-type="float" office:value="2.62186" calcext:value-type="float">
            <text:p>2.62186</text:p>
          </table:table-cell>
          <table:table-cell table:formula="of:=[.E52]/[.A52]^2" office:value-type="float" office:value="0.0116527111111111" calcext:value-type="float">
            <text:p>0.01165271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MOD([.B53];2)" office:value-type="float" office:value="1" calcext:value-type="float">
            <text:p>1</text:p>
          </table:table-cell>
          <table:table-cell table:formula="of:=[.B53]/[.A53]" office:value-type="float" office:value="0.2" calcext:value-type="float">
            <text:p>0.2</text:p>
          </table:table-cell>
          <table:table-cell office:value-type="float" office:value="17.0804" calcext:value-type="float">
            <text:p>17.0804</text:p>
          </table:table-cell>
          <table:table-cell table:formula="of:=[.E53]/[.A53]^2" office:value-type="float" office:value="0.0759128888888889" calcext:value-type="float">
            <text:p>0.07591288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MOD([.B54];2)" office:value-type="float" office:value="1" calcext:value-type="float">
            <text:p>1</text:p>
          </table:table-cell>
          <table:table-cell table:formula="of:=[.B54]/[.A54]" office:value-type="float" office:value="0.333333333333333" calcext:value-type="float">
            <text:p>0.3333333333</text:p>
          </table:table-cell>
          <table:table-cell office:value-type="float" office:value="29.8301" calcext:value-type="float">
            <text:p>29.8301</text:p>
          </table:table-cell>
          <table:table-cell table:formula="of:=[.E54]/[.A54]^2" office:value-type="float" office:value="0.132578222222222" calcext:value-type="float">
            <text:p>0.13257822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MOD([.B55];2)" office:value-type="float" office:value="1" calcext:value-type="float">
            <text:p>1</text:p>
          </table:table-cell>
          <table:table-cell table:formula="of:=[.B55]/[.A55]" office:value-type="float" office:value="0.466666666666667" calcext:value-type="float">
            <text:p>0.4666666667</text:p>
          </table:table-cell>
          <table:table-cell office:value-type="float" office:value="41.8271" calcext:value-type="float">
            <text:p>41.8271</text:p>
          </table:table-cell>
          <table:table-cell table:formula="of:=[.E55]/[.A55]^2" office:value-type="float" office:value="0.185898222222222" calcext:value-type="float">
            <text:p>0.18589822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MOD([.B56];2)" office:value-type="float" office:value="1" calcext:value-type="float">
            <text:p>1</text:p>
          </table:table-cell>
          <table:table-cell table:formula="of:=[.B56]/[.A56]" office:value-type="float" office:value="0.6" calcext:value-type="float">
            <text:p>0.6</text:p>
          </table:table-cell>
          <table:table-cell office:value-type="float" office:value="53.281" calcext:value-type="float">
            <text:p>53.281</text:p>
          </table:table-cell>
          <table:table-cell table:formula="of:=[.E56]/[.A56]^2" office:value-type="float" office:value="0.236804444444444" calcext:value-type="float">
            <text:p>0.23680444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formula="of:=MOD([.B57];2)" office:value-type="float" office:value="1" calcext:value-type="float">
            <text:p>1</text:p>
          </table:table-cell>
          <table:table-cell table:formula="of:=[.B57]/[.A57]" office:value-type="float" office:value="0.733333333333333" calcext:value-type="float">
            <text:p>0.7333333333</text:p>
          </table:table-cell>
          <table:table-cell office:value-type="float" office:value="63.9779" calcext:value-type="float">
            <text:p>63.9779</text:p>
          </table:table-cell>
          <table:table-cell table:formula="of:=[.E57]/[.A57]^2" office:value-type="float" office:value="0.284346222222222" calcext:value-type="float">
            <text:p>0.28434622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formula="of:=MOD([.B58];2)" office:value-type="float" office:value="1" calcext:value-type="float">
            <text:p>1</text:p>
          </table:table-cell>
          <table:table-cell table:formula="of:=[.B58]/[.A58]" office:value-type="float" office:value="0.866666666666667" calcext:value-type="float">
            <text:p>0.8666666667</text:p>
          </table:table-cell>
          <table:table-cell office:value-type="float" office:value="70.7811" calcext:value-type="float">
            <text:p>70.7811</text:p>
          </table:table-cell>
          <table:table-cell table:formula="of:=[.E58]/[.A58]^2" office:value-type="float" office:value="0.314582666666667" calcext:value-type="float">
            <text:p>0.314582666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MOD([.B59];2)" office:value-type="float" office:value="0" calcext:value-type="float">
            <text:p>0</text:p>
          </table:table-cell>
          <table:table-cell table:formula="of:=[.B59]/[.A59]" office:value-type="float" office:value="0.08" calcext:value-type="float">
            <text:p>0.08</text:p>
          </table:table-cell>
          <table:table-cell office:value-type="float" office:value="-75.794" calcext:value-type="float">
            <text:p>-75.794</text:p>
          </table:table-cell>
          <table:table-cell table:formula="of:=[.E59]/[.A59]^2" office:value-type="float" office:value="-0.1212704" calcext:value-type="float">
            <text:p>-0.12127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formula="of:=MOD([.B60];2)" office:value-type="float" office:value="0" calcext:value-type="float">
            <text:p>0</text:p>
          </table:table-cell>
          <table:table-cell table:formula="of:=[.B60]/[.A60]" office:value-type="float" office:value="0.16" calcext:value-type="float">
            <text:p>0.16</text:p>
          </table:table-cell>
          <table:table-cell office:value-type="float" office:value="-80.4981" calcext:value-type="float">
            <text:p>-80.4981</text:p>
          </table:table-cell>
          <table:table-cell table:formula="of:=[.E60]/[.A60]^2" office:value-type="float" office:value="-0.12879696" calcext:value-type="float">
            <text:p>-0.1287969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formula="of:=MOD([.B61];2)" office:value-type="float" office:value="0" calcext:value-type="float">
            <text:p>0</text:p>
          </table:table-cell>
          <table:table-cell table:formula="of:=[.B61]/[.A61]" office:value-type="float" office:value="0.24" calcext:value-type="float">
            <text:p>0.24</text:p>
          </table:table-cell>
          <table:table-cell office:value-type="float" office:value="-77.3982" calcext:value-type="float">
            <text:p>-77.3982</text:p>
          </table:table-cell>
          <table:table-cell table:formula="of:=[.E61]/[.A61]^2" office:value-type="float" office:value="-0.12383712" calcext:value-type="float">
            <text:p>-0.123837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formula="of:=MOD([.B62];2)" office:value-type="float" office:value="0" calcext:value-type="float">
            <text:p>0</text:p>
          </table:table-cell>
          <table:table-cell table:formula="of:=[.B62]/[.A62]" office:value-type="float" office:value="0.32" calcext:value-type="float">
            <text:p>0.32</text:p>
          </table:table-cell>
          <table:table-cell office:value-type="float" office:value="-72.1993" calcext:value-type="float">
            <text:p>-72.1993</text:p>
          </table:table-cell>
          <table:table-cell table:formula="of:=[.E62]/[.A62]^2" office:value-type="float" office:value="-0.11551888" calcext:value-type="float">
            <text:p>-0.1155188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formula="of:=MOD([.B63];2)" office:value-type="float" office:value="0" calcext:value-type="float">
            <text:p>0</text:p>
          </table:table-cell>
          <table:table-cell table:formula="of:=[.B63]/[.A63]" office:value-type="float" office:value="0.4" calcext:value-type="float">
            <text:p>0.4</text:p>
          </table:table-cell>
          <table:table-cell office:value-type="float" office:value="-66.0359" calcext:value-type="float">
            <text:p>-66.0359</text:p>
          </table:table-cell>
          <table:table-cell table:formula="of:=[.E63]/[.A63]^2" office:value-type="float" office:value="-0.10565744" calcext:value-type="float">
            <text:p>-0.1056574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formula="of:=MOD([.B64];2)" office:value-type="float" office:value="0" calcext:value-type="float">
            <text:p>0</text:p>
          </table:table-cell>
          <table:table-cell table:formula="of:=[.B64]/[.A64]" office:value-type="float" office:value="0.48" calcext:value-type="float">
            <text:p>0.48</text:p>
          </table:table-cell>
          <table:table-cell office:value-type="float" office:value="-59.2449" calcext:value-type="float">
            <text:p>-59.2449</text:p>
          </table:table-cell>
          <table:table-cell table:formula="of:=[.E64]/[.A64]^2" office:value-type="float" office:value="-0.09479184" calcext:value-type="float">
            <text:p>-0.0947918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formula="of:=MOD([.B65];2)" office:value-type="float" office:value="0" calcext:value-type="float">
            <text:p>0</text:p>
          </table:table-cell>
          <table:table-cell table:formula="of:=[.B65]/[.A65]" office:value-type="float" office:value="0.56" calcext:value-type="float">
            <text:p>0.56</text:p>
          </table:table-cell>
          <table:table-cell office:value-type="float" office:value="-51.9359" calcext:value-type="float">
            <text:p>-51.9359</text:p>
          </table:table-cell>
          <table:table-cell table:formula="of:=[.E65]/[.A65]^2" office:value-type="float" office:value="-0.08309744" calcext:value-type="float">
            <text:p>-0.0830974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formula="of:=MOD([.B66];2)" office:value-type="float" office:value="0" calcext:value-type="float">
            <text:p>0</text:p>
          </table:table-cell>
          <table:table-cell table:formula="of:=[.B66]/[.A66]" office:value-type="float" office:value="0.64" calcext:value-type="float">
            <text:p>0.64</text:p>
          </table:table-cell>
          <table:table-cell office:value-type="float" office:value="-44.1204" calcext:value-type="float">
            <text:p>-44.1204</text:p>
          </table:table-cell>
          <table:table-cell table:formula="of:=[.E66]/[.A66]^2" office:value-type="float" office:value="-0.07059264" calcext:value-type="float">
            <text:p>-0.0705926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formula="of:=MOD([.B67];2)" office:value-type="float" office:value="0" calcext:value-type="float">
            <text:p>0</text:p>
          </table:table-cell>
          <table:table-cell table:formula="of:=[.B67]/[.A67]" office:value-type="float" office:value="0.72" calcext:value-type="float">
            <text:p>0.72</text:p>
          </table:table-cell>
          <table:table-cell office:value-type="float" office:value="-35.7327" calcext:value-type="float">
            <text:p>-35.7327</text:p>
          </table:table-cell>
          <table:table-cell table:formula="of:=[.E67]/[.A67]^2" office:value-type="float" office:value="-0.05717232" calcext:value-type="float">
            <text:p>-0.0571723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formula="of:=MOD([.B68];2)" office:value-type="float" office:value="0" calcext:value-type="float">
            <text:p>0</text:p>
          </table:table-cell>
          <table:table-cell table:formula="of:=[.B68]/[.A68]" office:value-type="float" office:value="0.8" calcext:value-type="float">
            <text:p>0.8</text:p>
          </table:table-cell>
          <table:table-cell office:value-type="float" office:value="-26.5762" calcext:value-type="float">
            <text:p>-26.5762</text:p>
          </table:table-cell>
          <table:table-cell table:formula="of:=[.E68]/[.A68]^2" office:value-type="float" office:value="-0.04252192" calcext:value-type="float">
            <text:p>-0.0425219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formula="of:=MOD([.B69];2)" office:value-type="float" office:value="0" calcext:value-type="float">
            <text:p>0</text:p>
          </table:table-cell>
          <table:table-cell table:formula="of:=[.B69]/[.A69]" office:value-type="float" office:value="0.88" calcext:value-type="float">
            <text:p>0.88</text:p>
          </table:table-cell>
          <table:table-cell office:value-type="float" office:value="-16.0253" calcext:value-type="float">
            <text:p>-16.0253</text:p>
          </table:table-cell>
          <table:table-cell table:formula="of:=[.E69]/[.A69]^2" office:value-type="float" office:value="-0.02564048" calcext:value-type="float">
            <text:p>-0.0256404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MOD([.B70];2)" office:value-type="float" office:value="0" calcext:value-type="float">
            <text:p>0</text:p>
          </table:table-cell>
          <table:table-cell table:formula="of:=[.B70]/[.A70]" office:value-type="float" office:value="0.0869565217391304" calcext:value-type="float">
            <text:p>0.0869565217</text:p>
          </table:table-cell>
          <table:table-cell office:value-type="float" office:value="-64.17" calcext:value-type="float">
            <text:p>-64.17</text:p>
          </table:table-cell>
          <table:table-cell table:formula="of:=[.E70]/[.A70]^2" office:value-type="float" office:value="-0.121304347826087" calcext:value-type="float">
            <text:p>-0.121304347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formula="of:=MOD([.B71];2)" office:value-type="float" office:value="0" calcext:value-type="float">
            <text:p>0</text:p>
          </table:table-cell>
          <table:table-cell table:formula="of:=[.B71]/[.A71]" office:value-type="float" office:value="0.173913043478261" calcext:value-type="float">
            <text:p>0.1739130435</text:p>
          </table:table-cell>
          <table:table-cell office:value-type="float" office:value="-67.8071" calcext:value-type="float">
            <text:p>-67.8071</text:p>
          </table:table-cell>
          <table:table-cell table:formula="of:=[.E71]/[.A71]^2" office:value-type="float" office:value="-0.1281797731569" calcext:value-type="float">
            <text:p>-0.128179773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formula="of:=MOD([.B72];2)" office:value-type="float" office:value="0" calcext:value-type="float">
            <text:p>0</text:p>
          </table:table-cell>
          <table:table-cell table:formula="of:=[.B72]/[.A72]" office:value-type="float" office:value="0.260869565217391" calcext:value-type="float">
            <text:p>0.2608695652</text:p>
          </table:table-cell>
          <table:table-cell office:value-type="float" office:value="-64.7091" calcext:value-type="float">
            <text:p>-64.7091</text:p>
          </table:table-cell>
          <table:table-cell table:formula="of:=[.E72]/[.A72]^2" office:value-type="float" office:value="-0.122323440453686" calcext:value-type="float">
            <text:p>-0.122323440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formula="of:=MOD([.B73];2)" office:value-type="float" office:value="0" calcext:value-type="float">
            <text:p>0</text:p>
          </table:table-cell>
          <table:table-cell table:formula="of:=[.B73]/[.A73]" office:value-type="float" office:value="0.347826086956522" calcext:value-type="float">
            <text:p>0.347826087</text:p>
          </table:table-cell>
          <table:table-cell office:value-type="float" office:value="-59.7415" calcext:value-type="float">
            <text:p>-59.7415</text:p>
          </table:table-cell>
          <table:table-cell table:formula="of:=[.E73]/[.A73]^2" office:value-type="float" office:value="-0.112932892249527" calcext:value-type="float">
            <text:p>-0.11293289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formula="of:=MOD([.B74];2)" office:value-type="float" office:value="0" calcext:value-type="float">
            <text:p>0</text:p>
          </table:table-cell>
          <table:table-cell table:formula="of:=[.B74]/[.A74]" office:value-type="float" office:value="0.434782608695652" calcext:value-type="float">
            <text:p>0.4347826087</text:p>
          </table:table-cell>
          <table:table-cell office:value-type="float" office:value="-53.8725" calcext:value-type="float">
            <text:p>-53.8725</text:p>
          </table:table-cell>
          <table:table-cell table:formula="of:=[.E74]/[.A74]^2" office:value-type="float" office:value="-0.101838374291115" calcext:value-type="float">
            <text:p>-0.101838374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formula="of:=MOD([.B75];2)" office:value-type="float" office:value="0" calcext:value-type="float">
            <text:p>0</text:p>
          </table:table-cell>
          <table:table-cell table:formula="of:=[.B75]/[.A75]" office:value-type="float" office:value="0.521739130434783" calcext:value-type="float">
            <text:p>0.5217391304</text:p>
          </table:table-cell>
          <table:table-cell office:value-type="float" office:value="-47.3833" calcext:value-type="float">
            <text:p>-47.3833</text:p>
          </table:table-cell>
          <table:table-cell table:formula="of:=[.E75]/[.A75]^2" office:value-type="float" office:value="-0.0895714555765595" calcext:value-type="float">
            <text:p>-0.089571455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formula="of:=MOD([.B76];2)" office:value-type="float" office:value="0" calcext:value-type="float">
            <text:p>0</text:p>
          </table:table-cell>
          <table:table-cell table:formula="of:=[.B76]/[.A76]" office:value-type="float" office:value="0.608695652173913" calcext:value-type="float">
            <text:p>0.6086956522</text:p>
          </table:table-cell>
          <table:table-cell office:value-type="float" office:value="-40.3494" calcext:value-type="float">
            <text:p>-40.3494</text:p>
          </table:table-cell>
          <table:table-cell table:formula="of:=[.E76]/[.A76]^2" office:value-type="float" office:value="-0.0762748582230624" calcext:value-type="float">
            <text:p>-0.076274858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formula="of:=MOD([.B77];2)" office:value-type="float" office:value="0" calcext:value-type="float">
            <text:p>0</text:p>
          </table:table-cell>
          <table:table-cell table:formula="of:=[.B77]/[.A77]" office:value-type="float" office:value="0.695652173913043" calcext:value-type="float">
            <text:p>0.6956521739</text:p>
          </table:table-cell>
          <table:table-cell office:value-type="float" office:value="-32.7389" calcext:value-type="float">
            <text:p>-32.7389</text:p>
          </table:table-cell>
          <table:table-cell table:formula="of:=[.E77]/[.A77]^2" office:value-type="float" office:value="-0.0618882797731569" calcext:value-type="float">
            <text:p>-0.061888279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MOD([.B78];2)" office:value-type="float" office:value="0" calcext:value-type="float">
            <text:p>0</text:p>
          </table:table-cell>
          <table:table-cell table:formula="of:=[.B78]/[.A78]" office:value-type="float" office:value="0.782608695652174" calcext:value-type="float">
            <text:p>0.7826086957</text:p>
          </table:table-cell>
          <table:table-cell office:value-type="float" office:value="-24.3852" calcext:value-type="float">
            <text:p>-24.3852</text:p>
          </table:table-cell>
          <table:table-cell table:formula="of:=[.E78]/[.A78]^2" office:value-type="float" office:value="-0.046096786389414" calcext:value-type="float">
            <text:p>-0.046096786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formula="of:=MOD([.B79];2)" office:value-type="float" office:value="0" calcext:value-type="float">
            <text:p>0</text:p>
          </table:table-cell>
          <table:table-cell table:formula="of:=[.B79]/[.A79]" office:value-type="float" office:value="0.869565217391304" calcext:value-type="float">
            <text:p>0.8695652174</text:p>
          </table:table-cell>
          <table:table-cell office:value-type="float" office:value="-14.7215" calcext:value-type="float">
            <text:p>-14.7215</text:p>
          </table:table-cell>
          <table:table-cell table:formula="of:=[.E79]/[.A79]^2" office:value-type="float" office:value="-0.0278289224952741" calcext:value-type="float">
            <text:p>-0.027828922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MOD([.B80];2)" office:value-type="float" office:value="0" calcext:value-type="float">
            <text:p>0</text:p>
          </table:table-cell>
          <table:table-cell table:formula="of:=[.B80]/[.A80]" office:value-type="float" office:value="0.0952380952380952" calcext:value-type="float">
            <text:p>0.0952380952</text:p>
          </table:table-cell>
          <table:table-cell office:value-type="float" office:value="-53.4997" calcext:value-type="float">
            <text:p>-53.4997</text:p>
          </table:table-cell>
          <table:table-cell table:formula="of:=[.E80]/[.A80]^2" office:value-type="float" office:value="-0.121314512471655" calcext:value-type="float">
            <text:p>-0.121314512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MOD([.B81];2)" office:value-type="float" office:value="0" calcext:value-type="float">
            <text:p>0</text:p>
          </table:table-cell>
          <table:table-cell table:formula="of:=[.B81]/[.A81]" office:value-type="float" office:value="0.19047619047619" calcext:value-type="float">
            <text:p>0.1904761905</text:p>
          </table:table-cell>
          <table:table-cell office:value-type="float" office:value="-56.1698" calcext:value-type="float">
            <text:p>-56.1698</text:p>
          </table:table-cell>
          <table:table-cell table:formula="of:=[.E81]/[.A81]^2" office:value-type="float" office:value="-0.127369160997732" calcext:value-type="float">
            <text:p>-0.12736916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MOD([.B82];2)" office:value-type="float" office:value="0" calcext:value-type="float">
            <text:p>0</text:p>
          </table:table-cell>
          <table:table-cell table:formula="of:=[.B82]/[.A82]" office:value-type="float" office:value="0.285714285714286" calcext:value-type="float">
            <text:p>0.2857142857</text:p>
          </table:table-cell>
          <table:table-cell office:value-type="float" office:value="-53.089" calcext:value-type="float">
            <text:p>-53.089</text:p>
          </table:table-cell>
          <table:table-cell table:formula="of:=[.E82]/[.A82]^2" office:value-type="float" office:value="-0.120383219954649" calcext:value-type="float">
            <text:p>-0.120383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MOD([.B83];2)" office:value-type="float" office:value="0" calcext:value-type="float">
            <text:p>0</text:p>
          </table:table-cell>
          <table:table-cell table:formula="of:=[.B83]/[.A83]" office:value-type="float" office:value="0.380952380952381" calcext:value-type="float">
            <text:p>0.380952381</text:p>
          </table:table-cell>
          <table:table-cell office:value-type="float" office:value="-48.3479" calcext:value-type="float">
            <text:p>-48.3479</text:p>
          </table:table-cell>
          <table:table-cell table:formula="of:=[.E83]/[.A83]^2" office:value-type="float" office:value="-0.109632426303855" calcext:value-type="float">
            <text:p>-0.109632426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MOD([.B84];2)" office:value-type="float" office:value="0" calcext:value-type="float">
            <text:p>0</text:p>
          </table:table-cell>
          <table:table-cell table:formula="of:=[.B84]/[.A84]" office:value-type="float" office:value="0.476190476190476" calcext:value-type="float">
            <text:p>0.4761904762</text:p>
          </table:table-cell>
          <table:table-cell office:value-type="float" office:value="-42.7583" calcext:value-type="float">
            <text:p>-42.7583</text:p>
          </table:table-cell>
          <table:table-cell table:formula="of:=[.E84]/[.A84]^2" office:value-type="float" office:value="-0.0969575963718821" calcext:value-type="float">
            <text:p>-0.096957596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formula="of:=MOD([.B85];2)" office:value-type="float" office:value="0" calcext:value-type="float">
            <text:p>0</text:p>
          </table:table-cell>
          <table:table-cell table:formula="of:=[.B85]/[.A85]" office:value-type="float" office:value="0.571428571428571" calcext:value-type="float">
            <text:p>0.5714285714</text:p>
          </table:table-cell>
          <table:table-cell office:value-type="float" office:value="-36.5427" calcext:value-type="float">
            <text:p>-36.5427</text:p>
          </table:table-cell>
          <table:table-cell table:formula="of:=[.E85]/[.A85]^2" office:value-type="float" office:value="-0.0828632653061224" calcext:value-type="float">
            <text:p>-0.082863265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formula="of:=MOD([.B86];2)" office:value-type="float" office:value="0" calcext:value-type="float">
            <text:p>0</text:p>
          </table:table-cell>
          <table:table-cell table:formula="of:=[.B86]/[.A86]" office:value-type="float" office:value="0.666666666666667" calcext:value-type="float">
            <text:p>0.6666666667</text:p>
          </table:table-cell>
          <table:table-cell office:value-type="float" office:value="-29.7279" calcext:value-type="float">
            <text:p>-29.7279</text:p>
          </table:table-cell>
          <table:table-cell table:formula="of:=[.E86]/[.A86]^2" office:value-type="float" office:value="-0.0674102040816327" calcext:value-type="float">
            <text:p>-0.067410204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formula="of:=MOD([.B87];2)" office:value-type="float" office:value="0" calcext:value-type="float">
            <text:p>0</text:p>
          </table:table-cell>
          <table:table-cell table:formula="of:=[.B87]/[.A87]" office:value-type="float" office:value="0.761904761904762" calcext:value-type="float">
            <text:p>0.7619047619</text:p>
          </table:table-cell>
          <table:table-cell office:value-type="float" office:value="-22.1868" calcext:value-type="float">
            <text:p>-22.1868</text:p>
          </table:table-cell>
          <table:table-cell table:formula="of:=[.E87]/[.A87]^2" office:value-type="float" office:value="-0.0503102040816327" calcext:value-type="float">
            <text:p>-0.050310204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formula="of:=MOD([.B88];2)" office:value-type="float" office:value="0" calcext:value-type="float">
            <text:p>0</text:p>
          </table:table-cell>
          <table:table-cell table:formula="of:=[.B88]/[.A88]" office:value-type="float" office:value="0.857142857142857" calcext:value-type="float">
            <text:p>0.8571428571</text:p>
          </table:table-cell>
          <table:table-cell office:value-type="float" office:value="-13.4155" calcext:value-type="float">
            <text:p>-13.4155</text:p>
          </table:table-cell>
          <table:table-cell table:formula="of:=[.E88]/[.A88]^2" office:value-type="float" office:value="-0.0304206349206349" calcext:value-type="float">
            <text:p>-0.030420634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MOD([.B89];2)" office:value-type="float" office:value="0" calcext:value-type="float">
            <text:p>0</text:p>
          </table:table-cell>
          <table:table-cell table:formula="of:=[.B89]/[.A89]" office:value-type="float" office:value="0.105263157894737" calcext:value-type="float">
            <text:p>0.1052631579</text:p>
          </table:table-cell>
          <table:table-cell office:value-type="float" office:value="-43.7831" calcext:value-type="float">
            <text:p>-43.7831</text:p>
          </table:table-cell>
          <table:table-cell table:formula="of:=[.E89]/[.A89]^2" office:value-type="float" office:value="-0.121282825484765" calcext:value-type="float">
            <text:p>-0.121282825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MOD([.B90];2)" office:value-type="float" office:value="0" calcext:value-type="float">
            <text:p>0</text:p>
          </table:table-cell>
          <table:table-cell table:formula="of:=[.B90]/[.A90]" office:value-type="float" office:value="0.210526315789474" calcext:value-type="float">
            <text:p>0.2105263158</text:p>
          </table:table-cell>
          <table:table-cell office:value-type="float" office:value="-45.5861" calcext:value-type="float">
            <text:p>-45.5861</text:p>
          </table:table-cell>
          <table:table-cell table:formula="of:=[.E90]/[.A90]^2" office:value-type="float" office:value="-0.12627728531856" calcext:value-type="float">
            <text:p>-0.126277285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MOD([.B91];2)" office:value-type="float" office:value="0" calcext:value-type="float">
            <text:p>0</text:p>
          </table:table-cell>
          <table:table-cell table:formula="of:=[.B91]/[.A91]" office:value-type="float" office:value="0.31578947368421" calcext:value-type="float">
            <text:p>0.3157894737</text:p>
          </table:table-cell>
          <table:table-cell office:value-type="float" office:value="-42.5367" calcext:value-type="float">
            <text:p>-42.5367</text:p>
          </table:table-cell>
          <table:table-cell table:formula="of:=[.E91]/[.A91]^2" office:value-type="float" office:value="-0.117830193905817" calcext:value-type="float">
            <text:p>-0.11783019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formula="of:=MOD([.B92];2)" office:value-type="float" office:value="0" calcext:value-type="float">
            <text:p>0</text:p>
          </table:table-cell>
          <table:table-cell table:formula="of:=[.B92]/[.A92]" office:value-type="float" office:value="0.421052631578947" calcext:value-type="float">
            <text:p>0.4210526316</text:p>
          </table:table-cell>
          <table:table-cell office:value-type="float" office:value="-38.0147" calcext:value-type="float">
            <text:p>-38.0147</text:p>
          </table:table-cell>
          <table:table-cell table:formula="of:=[.E92]/[.A92]^2" office:value-type="float" office:value="-0.105303878116343" calcext:value-type="float">
            <text:p>-0.105303878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formula="of:=MOD([.B93];2)" office:value-type="float" office:value="0" calcext:value-type="float">
            <text:p>0</text:p>
          </table:table-cell>
          <table:table-cell table:formula="of:=[.B93]/[.A93]" office:value-type="float" office:value="0.526315789473684" calcext:value-type="float">
            <text:p>0.5263157895</text:p>
          </table:table-cell>
          <table:table-cell office:value-type="float" office:value="-32.6822" calcext:value-type="float">
            <text:p>-32.6822</text:p>
          </table:table-cell>
          <table:table-cell table:formula="of:=[.E93]/[.A93]^2" office:value-type="float" office:value="-0.0905324099722992" calcext:value-type="float">
            <text:p>-0.0905324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formula="of:=MOD([.B94];2)" office:value-type="float" office:value="0" calcext:value-type="float">
            <text:p>0</text:p>
          </table:table-cell>
          <table:table-cell table:formula="of:=[.B94]/[.A94]" office:value-type="float" office:value="0.631578947368421" calcext:value-type="float">
            <text:p>0.6315789474</text:p>
          </table:table-cell>
          <table:table-cell office:value-type="float" office:value="-26.6924" calcext:value-type="float">
            <text:p>-26.6924</text:p>
          </table:table-cell>
          <table:table-cell table:formula="of:=[.E94]/[.A94]^2" office:value-type="float" office:value="-0.0739401662049861" calcext:value-type="float">
            <text:p>-0.073940166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formula="of:=MOD([.B95];2)" office:value-type="float" office:value="0" calcext:value-type="float">
            <text:p>0</text:p>
          </table:table-cell>
          <table:table-cell table:formula="of:=[.B95]/[.A95]" office:value-type="float" office:value="0.736842105263158" calcext:value-type="float">
            <text:p>0.7368421053</text:p>
          </table:table-cell>
          <table:table-cell office:value-type="float" office:value="-19.9785" calcext:value-type="float">
            <text:p>-19.9785</text:p>
          </table:table-cell>
          <table:table-cell table:formula="of:=[.E95]/[.A95]^2" office:value-type="float" office:value="-0.0553421052631579" calcext:value-type="float">
            <text:p>-0.055342105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formula="of:=MOD([.B96];2)" office:value-type="float" office:value="0" calcext:value-type="float">
            <text:p>0</text:p>
          </table:table-cell>
          <table:table-cell table:formula="of:=[.B96]/[.A96]" office:value-type="float" office:value="0.842105263157895" calcext:value-type="float">
            <text:p>0.8421052632</text:p>
          </table:table-cell>
          <table:table-cell office:value-type="float" office:value="-12.1065" calcext:value-type="float">
            <text:p>-12.1065</text:p>
          </table:table-cell>
          <table:table-cell table:formula="of:=[.E96]/[.A96]^2" office:value-type="float" office:value="-0.0335360110803324" calcext:value-type="float">
            <text:p>-0.03353601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MOD([.B97];2)" office:value-type="float" office:value="0" calcext:value-type="float">
            <text:p>0</text:p>
          </table:table-cell>
          <table:table-cell table:formula="of:=[.B97]/[.A97]" office:value-type="float" office:value="0.117647058823529" calcext:value-type="float">
            <text:p>0.1176470588</text:p>
          </table:table-cell>
          <table:table-cell office:value-type="float" office:value="-35.0202" calcext:value-type="float">
            <text:p>-35.0202</text:p>
          </table:table-cell>
          <table:table-cell table:formula="of:=[.E97]/[.A97]^2" office:value-type="float" office:value="-0.121177162629758" calcext:value-type="float">
            <text:p>-0.12117716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MOD([.B98];2)" office:value-type="float" office:value="0" calcext:value-type="float">
            <text:p>0</text:p>
          </table:table-cell>
          <table:table-cell table:formula="of:=[.B98]/[.A98]" office:value-type="float" office:value="0.235294117647059" calcext:value-type="float">
            <text:p>0.2352941176</text:p>
          </table:table-cell>
          <table:table-cell office:value-type="float" office:value="-36.0558" calcext:value-type="float">
            <text:p>-36.0558</text:p>
          </table:table-cell>
          <table:table-cell table:formula="of:=[.E98]/[.A98]^2" office:value-type="float" office:value="-0.124760553633218" calcext:value-type="float">
            <text:p>-0.12476055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MOD([.B99];2)" office:value-type="float" office:value="0" calcext:value-type="float">
            <text:p>0</text:p>
          </table:table-cell>
          <table:table-cell table:formula="of:=[.B99]/[.A99]" office:value-type="float" office:value="0.352941176470588" calcext:value-type="float">
            <text:p>0.3529411765</text:p>
          </table:table-cell>
          <table:table-cell office:value-type="float" office:value="-33.0501" calcext:value-type="float">
            <text:p>-33.0501</text:p>
          </table:table-cell>
          <table:table-cell table:formula="of:=[.E99]/[.A99]^2" office:value-type="float" office:value="-0.114360207612457" calcext:value-type="float">
            <text:p>-0.11436020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MOD([.B100];2)" office:value-type="float" office:value="0" calcext:value-type="float">
            <text:p>0</text:p>
          </table:table-cell>
          <table:table-cell table:formula="of:=[.B100]/[.A100]" office:value-type="float" office:value="0.470588235294118" calcext:value-type="float">
            <text:p>0.4705882353</text:p>
          </table:table-cell>
          <table:table-cell office:value-type="float" office:value="-28.7341" calcext:value-type="float">
            <text:p>-28.7341</text:p>
          </table:table-cell>
          <table:table-cell table:formula="of:=[.E100]/[.A100]^2" office:value-type="float" office:value="-0.0994259515570934" calcext:value-type="float">
            <text:p>-0.09942595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MOD([.B101];2)" office:value-type="float" office:value="0" calcext:value-type="float">
            <text:p>0</text:p>
          </table:table-cell>
          <table:table-cell table:formula="of:=[.B101]/[.A101]" office:value-type="float" office:value="0.588235294117647" calcext:value-type="float">
            <text:p>0.5882352941</text:p>
          </table:table-cell>
          <table:table-cell office:value-type="float" office:value="-23.6203" calcext:value-type="float">
            <text:p>-23.6203</text:p>
          </table:table-cell>
          <table:table-cell table:formula="of:=[.E101]/[.A101]^2" office:value-type="float" office:value="-0.0817311418685121" calcext:value-type="float">
            <text:p>-0.08173114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formula="of:=MOD([.B102];2)" office:value-type="float" office:value="0" calcext:value-type="float">
            <text:p>0</text:p>
          </table:table-cell>
          <table:table-cell table:formula="of:=[.B102]/[.A102]" office:value-type="float" office:value="0.705882352941176" calcext:value-type="float">
            <text:p>0.7058823529</text:p>
          </table:table-cell>
          <table:table-cell office:value-type="float" office:value="-17.7557" calcext:value-type="float">
            <text:p>-17.7557</text:p>
          </table:table-cell>
          <table:table-cell table:formula="of:=[.E102]/[.A102]^2" office:value-type="float" office:value="-0.0614384083044983" calcext:value-type="float">
            <text:p>-0.061438408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formula="of:=MOD([.B103];2)" office:value-type="float" office:value="0" calcext:value-type="float">
            <text:p>0</text:p>
          </table:table-cell>
          <table:table-cell table:formula="of:=[.B103]/[.A103]" office:value-type="float" office:value="0.823529411764706" calcext:value-type="float">
            <text:p>0.8235294118</text:p>
          </table:table-cell>
          <table:table-cell office:value-type="float" office:value="-10.7933" calcext:value-type="float">
            <text:p>-10.7933</text:p>
          </table:table-cell>
          <table:table-cell table:formula="of:=[.E103]/[.A103]^2" office:value-type="float" office:value="-0.0373470588235294" calcext:value-type="float">
            <text:p>-0.03734705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MOD([.B104];2)" office:value-type="float" office:value="0" calcext:value-type="float">
            <text:p>0</text:p>
          </table:table-cell>
          <table:table-cell table:formula="of:=[.B104]/[.A104]" office:value-type="float" office:value="0.133333333333333" calcext:value-type="float">
            <text:p>0.1333333333</text:p>
          </table:table-cell>
          <table:table-cell office:value-type="float" office:value="-27.2111" calcext:value-type="float">
            <text:p>-27.2111</text:p>
          </table:table-cell>
          <table:table-cell table:formula="of:=[.E104]/[.A104]^2" office:value-type="float" office:value="-0.120938222222222" calcext:value-type="float">
            <text:p>-0.12093822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MOD([.B105];2)" office:value-type="float" office:value="0" calcext:value-type="float">
            <text:p>0</text:p>
          </table:table-cell>
          <table:table-cell table:formula="of:=[.B105]/[.A105]" office:value-type="float" office:value="0.266666666666667" calcext:value-type="float">
            <text:p>0.2666666667</text:p>
          </table:table-cell>
          <table:table-cell office:value-type="float" office:value="-27.5779" calcext:value-type="float">
            <text:p>-27.5779</text:p>
          </table:table-cell>
          <table:table-cell table:formula="of:=[.E105]/[.A105]^2" office:value-type="float" office:value="-0.122568444444444" calcext:value-type="float">
            <text:p>-0.12256844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MOD([.B106];2)" office:value-type="float" office:value="0" calcext:value-type="float">
            <text:p>0</text:p>
          </table:table-cell>
          <table:table-cell table:formula="of:=[.B106]/[.A106]" office:value-type="float" office:value="0.4" calcext:value-type="float">
            <text:p>0.4</text:p>
          </table:table-cell>
          <table:table-cell office:value-type="float" office:value="-24.6243" calcext:value-type="float">
            <text:p>-24.6243</text:p>
          </table:table-cell>
          <table:table-cell table:formula="of:=[.E106]/[.A106]^2" office:value-type="float" office:value="-0.109441333333333" calcext:value-type="float">
            <text:p>-0.10944133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MOD([.B107];2)" office:value-type="float" office:value="0" calcext:value-type="float">
            <text:p>0</text:p>
          </table:table-cell>
          <table:table-cell table:formula="of:=[.B107]/[.A107]" office:value-type="float" office:value="0.533333333333333" calcext:value-type="float">
            <text:p>0.5333333333</text:p>
          </table:table-cell>
          <table:table-cell office:value-type="float" office:value="-20.4885" calcext:value-type="float">
            <text:p>-20.4885</text:p>
          </table:table-cell>
          <table:table-cell table:formula="of:=[.E107]/[.A107]^2" office:value-type="float" office:value="-0.09106" calcext:value-type="float">
            <text:p>-0.091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MOD([.B108];2)" office:value-type="float" office:value="0" calcext:value-type="float">
            <text:p>0</text:p>
          </table:table-cell>
          <table:table-cell table:formula="of:=[.B108]/[.A108]" office:value-type="float" office:value="0.666666666666667" calcext:value-type="float">
            <text:p>0.6666666667</text:p>
          </table:table-cell>
          <table:table-cell office:value-type="float" office:value="-15.5115" calcext:value-type="float">
            <text:p>-15.5115</text:p>
          </table:table-cell>
          <table:table-cell table:formula="of:=[.E108]/[.A108]^2" office:value-type="float" office:value="-0.06894" calcext:value-type="float">
            <text:p>-0.0689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MOD([.B109];2)" office:value-type="float" office:value="0" calcext:value-type="float">
            <text:p>0</text:p>
          </table:table-cell>
          <table:table-cell table:formula="of:=[.B109]/[.A109]" office:value-type="float" office:value="0.8" calcext:value-type="float">
            <text:p>0.8</text:p>
          </table:table-cell>
          <table:table-cell office:value-type="float" office:value="-9.47411" calcext:value-type="float">
            <text:p>-9.47411</text:p>
          </table:table-cell>
          <table:table-cell table:formula="of:=[.E109]/[.A109]^2" office:value-type="float" office:value="-0.0421071555555556" calcext:value-type="float">
            <text:p>-0.0421071556</text:p>
          </table:table-cell>
        </table:table-row>
      </table:table>
      <table:table table:name="Sheet8" table:style-name="ta1">
        <table:shapes>
          <draw:frame draw:z-index="0" draw:style-name="gr1" draw:text-style-name="P1" svg:width="6.2988in" svg:height="3.5429in" svg:x="8.2173in" svg:y="0.2697in">
            <draw:object draw:notify-on-update-of-ranges="Sheet8.D2:Sheet8.D13 Sheet8.H2:Sheet8.H13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L%2</text:p>
          </table:table-cell>
          <table:table-cell table:style-name="ce1" office:value-type="string" calcext:value-type="string">
            <text:p>L/M</text:p>
          </table:table-cell>
          <table:table-cell table:style-name="ce1" office:value-type="string" calcext:value-type="string">
            <text:p>deltaE</text:p>
          </table:table-cell>
          <table:table-cell office:value-type="string" calcext:value-type="string">
            <text:p>deltaE/M^2</text:p>
          </table:table-cell>
          <table:table-cell office:value-type="string" calcext:value-type="string">
            <text:p>deltaE2/M^2</text:p>
          </table:table-cell>
          <table:table-cell office:value-type="string" calcext:value-type="string">
            <text:p>deltaE3/M^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MOD([.B2];2)" office:value-type="float" office:value="1" calcext:value-type="float">
            <text:p>1</text:p>
          </table:table-cell>
          <table:table-cell table:formula="of:=[.B2]/[.A2]" office:value-type="float" office:value="0.04" calcext:value-type="float">
            <text:p>0.04</text:p>
          </table:table-cell>
          <table:table-cell office:value-type="float" office:value="4.54413" calcext:value-type="float">
            <text:p>4.54413</text:p>
          </table:table-cell>
          <table:table-cell table:formula="of:=[.E2]/[.A2]^2" office:value-type="float" office:value="0.007270608" calcext:value-type="float">
            <text:p>0.007270608</text:p>
          </table:table-cell>
          <table:table-cell office:value-type="float" office:value="0" calcext:value-type="float">
            <text:p>0</text:p>
          </table:table-cell>
          <table:table-cell table:formula="of:=[.F2]+[.G2]" office:value-type="float" office:value="0.007270608" calcext:value-type="float">
            <text:p>0.00727060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MOD([.B3];2)" office:value-type="float" office:value="1" calcext:value-type="float">
            <text:p>1</text:p>
          </table:table-cell>
          <table:table-cell table:formula="of:=[.B3]/[.A3]" office:value-type="float" office:value="0.12" calcext:value-type="float">
            <text:p>0.12</text:p>
          </table:table-cell>
          <table:table-cell office:value-type="float" office:value="29.1067" calcext:value-type="float">
            <text:p>29.1067</text:p>
          </table:table-cell>
          <table:table-cell table:formula="of:=[.E3]/[.A3]^2" office:value-type="float" office:value="0.04657072" calcext:value-type="float">
            <text:p>0.04657072</text:p>
          </table:table-cell>
          <table:table-cell office:value-type="float" office:value="-0.02564048" calcext:value-type="float">
            <text:p>-0.02564048</text:p>
          </table:table-cell>
          <table:table-cell table:formula="of:=[.F3]+[.G3]" office:value-type="float" office:value="0.02093024" calcext:value-type="float">
            <text:p>0.020930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MOD([.B4];2)" office:value-type="float" office:value="1" calcext:value-type="float">
            <text:p>1</text:p>
          </table:table-cell>
          <table:table-cell table:formula="of:=[.B4]/[.A4]" office:value-type="float" office:value="0.2" calcext:value-type="float">
            <text:p>0.2</text:p>
          </table:table-cell>
          <table:table-cell office:value-type="float" office:value="50.8981" calcext:value-type="float">
            <text:p>50.8981</text:p>
          </table:table-cell>
          <table:table-cell table:formula="of:=[.E4]/[.A4]^2" office:value-type="float" office:value="0.08143696" calcext:value-type="float">
            <text:p>0.08143696</text:p>
          </table:table-cell>
          <table:table-cell office:value-type="float" office:value="-0.04252192" calcext:value-type="float">
            <text:p>-0.04252192</text:p>
          </table:table-cell>
          <table:table-cell table:formula="of:=[.F4]+[.G4]" office:value-type="float" office:value="0.03891504" calcext:value-type="float">
            <text:p>0.038915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formula="of:=MOD([.B5];2)" office:value-type="float" office:value="1" calcext:value-type="float">
            <text:p>1</text:p>
          </table:table-cell>
          <table:table-cell table:formula="of:=[.B5]/[.A5]" office:value-type="float" office:value="0.28" calcext:value-type="float">
            <text:p>0.28</text:p>
          </table:table-cell>
          <table:table-cell office:value-type="float" office:value="71.5491" calcext:value-type="float">
            <text:p>71.5491</text:p>
          </table:table-cell>
          <table:table-cell table:formula="of:=[.E5]/[.A5]^2" office:value-type="float" office:value="0.11447856" calcext:value-type="float">
            <text:p>0.11447856</text:p>
          </table:table-cell>
          <table:table-cell office:value-type="float" office:value="-0.05717232" calcext:value-type="float">
            <text:p>-0.05717232</text:p>
          </table:table-cell>
          <table:table-cell table:formula="of:=[.F5]+[.G5]" office:value-type="float" office:value="0.05730624" calcext:value-type="float">
            <text:p>0.057306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formula="of:=MOD([.B6];2)" office:value-type="float" office:value="1" calcext:value-type="float">
            <text:p>1</text:p>
          </table:table-cell>
          <table:table-cell table:formula="of:=[.B6]/[.A6]" office:value-type="float" office:value="0.36" calcext:value-type="float">
            <text:p>0.36</text:p>
          </table:table-cell>
          <table:table-cell office:value-type="float" office:value="91.5156" calcext:value-type="float">
            <text:p>91.5156</text:p>
          </table:table-cell>
          <table:table-cell table:formula="of:=[.E6]/[.A6]^2" office:value-type="float" office:value="0.14642496" calcext:value-type="float">
            <text:p>0.14642496</text:p>
          </table:table-cell>
          <table:table-cell office:value-type="float" office:value="-0.07059264" calcext:value-type="float">
            <text:p>-0.07059264</text:p>
          </table:table-cell>
          <table:table-cell table:formula="of:=[.F6]+[.G6]" office:value-type="float" office:value="0.07583232" calcext:value-type="float">
            <text:p>0.0758323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formula="of:=MOD([.B7];2)" office:value-type="float" office:value="1" calcext:value-type="float">
            <text:p>1</text:p>
          </table:table-cell>
          <table:table-cell table:formula="of:=[.B7]/[.A7]" office:value-type="float" office:value="0.44" calcext:value-type="float">
            <text:p>0.44</text:p>
          </table:table-cell>
          <table:table-cell office:value-type="float" office:value="111.03" calcext:value-type="float">
            <text:p>111.03</text:p>
          </table:table-cell>
          <table:table-cell table:formula="of:=[.E7]/[.A7]^2" office:value-type="float" office:value="0.177648" calcext:value-type="float">
            <text:p>0.177648</text:p>
          </table:table-cell>
          <table:table-cell office:value-type="float" office:value="-0.08309744" calcext:value-type="float">
            <text:p>-0.08309744</text:p>
          </table:table-cell>
          <table:table-cell table:formula="of:=[.F7]+[.G7]" office:value-type="float" office:value="0.09455056" calcext:value-type="float">
            <text:p>0.0945505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formula="of:=MOD([.B8];2)" office:value-type="float" office:value="1" calcext:value-type="float">
            <text:p>1</text:p>
          </table:table-cell>
          <table:table-cell table:formula="of:=[.B8]/[.A8]" office:value-type="float" office:value="0.52" calcext:value-type="float">
            <text:p>0.52</text:p>
          </table:table-cell>
          <table:table-cell office:value-type="float" office:value="130.258" calcext:value-type="float">
            <text:p>130.258</text:p>
          </table:table-cell>
          <table:table-cell table:formula="of:=[.E8]/[.A8]^2" office:value-type="float" office:value="0.2084128" calcext:value-type="float">
            <text:p>0.2084128</text:p>
          </table:table-cell>
          <table:table-cell office:value-type="float" office:value="-0.09479184" calcext:value-type="float">
            <text:p>-0.09479184</text:p>
          </table:table-cell>
          <table:table-cell table:formula="of:=[.F8]+[.G8]" office:value-type="float" office:value="0.11362096" calcext:value-type="float">
            <text:p>0.1136209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formula="of:=MOD([.B9];2)" office:value-type="float" office:value="1" calcext:value-type="float">
            <text:p>1</text:p>
          </table:table-cell>
          <table:table-cell table:formula="of:=[.B9]/[.A9]" office:value-type="float" office:value="0.6" calcext:value-type="float">
            <text:p>0.6</text:p>
          </table:table-cell>
          <table:table-cell office:value-type="float" office:value="149.349" calcext:value-type="float">
            <text:p>149.349</text:p>
          </table:table-cell>
          <table:table-cell table:formula="of:=[.E9]/[.A9]^2" office:value-type="float" office:value="0.2389584" calcext:value-type="float">
            <text:p>0.2389584</text:p>
          </table:table-cell>
          <table:table-cell office:value-type="float" office:value="-0.10565744" calcext:value-type="float">
            <text:p>-0.10565744</text:p>
          </table:table-cell>
          <table:table-cell table:formula="of:=[.F9]+[.G9]" office:value-type="float" office:value="0.13330096" calcext:value-type="float">
            <text:p>0.1333009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formula="of:=MOD([.B10];2)" office:value-type="float" office:value="1" calcext:value-type="float">
            <text:p>1</text:p>
          </table:table-cell>
          <table:table-cell table:formula="of:=[.B10]/[.A10]" office:value-type="float" office:value="0.68" calcext:value-type="float">
            <text:p>0.68</text:p>
          </table:table-cell>
          <table:table-cell office:value-type="float" office:value="168.458" calcext:value-type="float">
            <text:p>168.458</text:p>
          </table:table-cell>
          <table:table-cell table:formula="of:=[.E10]/[.A10]^2" office:value-type="float" office:value="0.2695328" calcext:value-type="float">
            <text:p>0.2695328</text:p>
          </table:table-cell>
          <table:table-cell office:value-type="float" office:value="-0.11551888" calcext:value-type="float">
            <text:p>-0.11551888</text:p>
          </table:table-cell>
          <table:table-cell table:formula="of:=[.F10]+[.G10]" office:value-type="float" office:value="0.15401392" calcext:value-type="float">
            <text:p>0.1540139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formula="of:=MOD([.B11];2)" office:value-type="float" office:value="1" calcext:value-type="float">
            <text:p>1</text:p>
          </table:table-cell>
          <table:table-cell table:formula="of:=[.B11]/[.A11]" office:value-type="float" office:value="0.76" calcext:value-type="float">
            <text:p>0.76</text:p>
          </table:table-cell>
          <table:table-cell office:value-type="float" office:value="187.684" calcext:value-type="float">
            <text:p>187.684</text:p>
          </table:table-cell>
          <table:table-cell table:formula="of:=[.E11]/[.A11]^2" office:value-type="float" office:value="0.3002944" calcext:value-type="float">
            <text:p>0.3002944</text:p>
          </table:table-cell>
          <table:table-cell office:value-type="float" office:value="-0.12383712" calcext:value-type="float">
            <text:p>-0.12383712</text:p>
          </table:table-cell>
          <table:table-cell table:formula="of:=[.F11]+[.G11]" office:value-type="float" office:value="0.17645728" calcext:value-type="float">
            <text:p>0.1764572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formula="of:=MOD([.B12];2)" office:value-type="float" office:value="1" calcext:value-type="float">
            <text:p>1</text:p>
          </table:table-cell>
          <table:table-cell table:formula="of:=[.B12]/[.A12]" office:value-type="float" office:value="0.84" calcext:value-type="float">
            <text:p>0.84</text:p>
          </table:table-cell>
          <table:table-cell office:value-type="float" office:value="206.497" calcext:value-type="float">
            <text:p>206.497</text:p>
          </table:table-cell>
          <table:table-cell table:formula="of:=[.E12]/[.A12]^2" office:value-type="float" office:value="0.3303952" calcext:value-type="float">
            <text:p>0.3303952</text:p>
          </table:table-cell>
          <table:table-cell office:value-type="float" office:value="-0.12879696" calcext:value-type="float">
            <text:p>-0.12879696</text:p>
          </table:table-cell>
          <table:table-cell table:formula="of:=[.F12]+[.G12]" office:value-type="float" office:value="0.20159824" calcext:value-type="float">
            <text:p>0.201598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formula="of:=MOD([.B13];2)" office:value-type="float" office:value="1" calcext:value-type="float">
            <text:p>1</text:p>
          </table:table-cell>
          <table:table-cell table:formula="of:=[.B13]/[.A13]" office:value-type="float" office:value="0.92" calcext:value-type="float">
            <text:p>0.92</text:p>
          </table:table-cell>
          <table:table-cell office:value-type="float" office:value="217.244" calcext:value-type="float">
            <text:p>217.244</text:p>
          </table:table-cell>
          <table:table-cell table:formula="of:=[.E13]/[.A13]^2" office:value-type="float" office:value="0.3475904" calcext:value-type="float">
            <text:p>0.3475904</text:p>
          </table:table-cell>
          <table:table-cell office:value-type="float" office:value="-0.1212704" calcext:value-type="float">
            <text:p>-0.1212704</text:p>
          </table:table-cell>
          <table:table-cell table:formula="of:=[.F13]+[.G13]" office:value-type="float" office:value="0.22632" calcext:value-type="float">
            <text:p>0.2263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MOD([.B14];2)" office:value-type="float" office:value="1" calcext:value-type="float">
            <text:p>1</text:p>
          </table:table-cell>
          <table:table-cell table:formula="of:=[.B14]/[.A14]" office:value-type="float" office:value="0.0434782608695652" calcext:value-type="float">
            <text:p>0.0434782609</text:p>
          </table:table-cell>
          <table:table-cell office:value-type="float" office:value="4.16424" calcext:value-type="float">
            <text:p>4.16424</text:p>
          </table:table-cell>
          <table:table-cell table:formula="of:=[.E14]/[.A14]^2" office:value-type="float" office:value="0.00787190926275992" calcext:value-type="float">
            <text:p>0.0078719093</text:p>
          </table:table-cell>
          <table:table-cell office:value-type="float" office:value="0" calcext:value-type="float">
            <text:p>0</text:p>
          </table:table-cell>
          <table:table-cell table:formula="of:=[.F14]+[.G14]" office:value-type="float" office:value="0.00787190926275992" calcext:value-type="float">
            <text:p>0.007871909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formula="of:=MOD([.B15];2)" office:value-type="float" office:value="1" calcext:value-type="float">
            <text:p>1</text:p>
          </table:table-cell>
          <table:table-cell table:formula="of:=[.B15]/[.A15]" office:value-type="float" office:value="0.130434782608696" calcext:value-type="float">
            <text:p>0.1304347826</text:p>
          </table:table-cell>
          <table:table-cell office:value-type="float" office:value="26.7191" calcext:value-type="float">
            <text:p>26.7191</text:p>
          </table:table-cell>
          <table:table-cell table:formula="of:=[.E15]/[.A15]^2" office:value-type="float" office:value="0.0505086956521739" calcext:value-type="float">
            <text:p>0.0505086957</text:p>
          </table:table-cell>
          <table:table-cell office:value-type="float" office:value="-0.0278289224952741" calcext:value-type="float">
            <text:p>-0.0278289225</text:p>
          </table:table-cell>
          <table:table-cell table:formula="of:=[.F15]+[.G15]" office:value-type="float" office:value="0.0226797731568998" calcext:value-type="float">
            <text:p>0.022679773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formula="of:=MOD([.B16];2)" office:value-type="float" office:value="1" calcext:value-type="float">
            <text:p>1</text:p>
          </table:table-cell>
          <table:table-cell table:formula="of:=[.B16]/[.A16]" office:value-type="float" office:value="0.217391304347826" calcext:value-type="float">
            <text:p>0.2173913043</text:p>
          </table:table-cell>
          <table:table-cell office:value-type="float" office:value="46.721" calcext:value-type="float">
            <text:p>46.721</text:p>
          </table:table-cell>
          <table:table-cell table:formula="of:=[.E16]/[.A16]^2" office:value-type="float" office:value="0.0883194706994329" calcext:value-type="float">
            <text:p>0.0883194707</text:p>
          </table:table-cell>
          <table:table-cell office:value-type="float" office:value="-0.046096786389414" calcext:value-type="float">
            <text:p>-0.0460967864</text:p>
          </table:table-cell>
          <table:table-cell table:formula="of:=[.F16]+[.G16]" office:value-type="float" office:value="0.0422226843100189" calcext:value-type="float">
            <text:p>0.042222684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formula="of:=MOD([.B17];2)" office:value-type="float" office:value="1" calcext:value-type="float">
            <text:p>1</text:p>
          </table:table-cell>
          <table:table-cell table:formula="of:=[.B17]/[.A17]" office:value-type="float" office:value="0.304347826086957" calcext:value-type="float">
            <text:p>0.3043478261</text:p>
          </table:table-cell>
          <table:table-cell office:value-type="float" office:value="65.6714" calcext:value-type="float">
            <text:p>65.6714</text:p>
          </table:table-cell>
          <table:table-cell table:formula="of:=[.E17]/[.A17]^2" office:value-type="float" office:value="0.124142533081285" calcext:value-type="float">
            <text:p>0.1241425331</text:p>
          </table:table-cell>
          <table:table-cell office:value-type="float" office:value="-0.0618882797731569" calcext:value-type="float">
            <text:p>-0.0618882798</text:p>
          </table:table-cell>
          <table:table-cell table:formula="of:=[.F17]+[.G17]" office:value-type="float" office:value="0.0622542533081286" calcext:value-type="float">
            <text:p>0.062254253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formula="of:=MOD([.B18];2)" office:value-type="float" office:value="1" calcext:value-type="float">
            <text:p>1</text:p>
          </table:table-cell>
          <table:table-cell table:formula="of:=[.B18]/[.A18]" office:value-type="float" office:value="0.391304347826087" calcext:value-type="float">
            <text:p>0.3913043478</text:p>
          </table:table-cell>
          <table:table-cell office:value-type="float" office:value="83.9929" calcext:value-type="float">
            <text:p>83.9929</text:p>
          </table:table-cell>
          <table:table-cell table:formula="of:=[.E18]/[.A18]^2" office:value-type="float" office:value="0.158776748582231" calcext:value-type="float">
            <text:p>0.1587767486</text:p>
          </table:table-cell>
          <table:table-cell office:value-type="float" office:value="-0.0762748582230624" calcext:value-type="float">
            <text:p>-0.0762748582</text:p>
          </table:table-cell>
          <table:table-cell table:formula="of:=[.F18]+[.G18]" office:value-type="float" office:value="0.0825018903591683" calcext:value-type="float">
            <text:p>0.08250189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formula="of:=MOD([.B19];2)" office:value-type="float" office:value="1" calcext:value-type="float">
            <text:p>1</text:p>
          </table:table-cell>
          <table:table-cell table:formula="of:=[.B19]/[.A19]" office:value-type="float" office:value="0.478260869565217" calcext:value-type="float">
            <text:p>0.4782608696</text:p>
          </table:table-cell>
          <table:table-cell office:value-type="float" office:value="101.906" calcext:value-type="float">
            <text:p>101.906</text:p>
          </table:table-cell>
          <table:table-cell table:formula="of:=[.E19]/[.A19]^2" office:value-type="float" office:value="0.192638941398866" calcext:value-type="float">
            <text:p>0.1926389414</text:p>
          </table:table-cell>
          <table:table-cell office:value-type="float" office:value="-0.0895714555765595" calcext:value-type="float">
            <text:p>-0.0895714556</text:p>
          </table:table-cell>
          <table:table-cell table:formula="of:=[.F19]+[.G19]" office:value-type="float" office:value="0.103067485822306" calcext:value-type="float">
            <text:p>0.103067485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formula="of:=MOD([.B20];2)" office:value-type="float" office:value="1" calcext:value-type="float">
            <text:p>1</text:p>
          </table:table-cell>
          <table:table-cell table:formula="of:=[.B20]/[.A20]" office:value-type="float" office:value="0.565217391304348" calcext:value-type="float">
            <text:p>0.5652173913</text:p>
          </table:table-cell>
          <table:table-cell office:value-type="float" office:value="119.571" calcext:value-type="float">
            <text:p>119.571</text:p>
          </table:table-cell>
          <table:table-cell table:formula="of:=[.E20]/[.A20]^2" office:value-type="float" office:value="0.22603213610586" calcext:value-type="float">
            <text:p>0.2260321361</text:p>
          </table:table-cell>
          <table:table-cell office:value-type="float" office:value="-0.101838374291115" calcext:value-type="float">
            <text:p>-0.1018383743</text:p>
          </table:table-cell>
          <table:table-cell table:formula="of:=[.F20]+[.G20]" office:value-type="float" office:value="0.124193761814745" calcext:value-type="float">
            <text:p>0.12419376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formula="of:=MOD([.B21];2)" office:value-type="float" office:value="1" calcext:value-type="float">
            <text:p>1</text:p>
          </table:table-cell>
          <table:table-cell table:formula="of:=[.B21]/[.A21]" office:value-type="float" office:value="0.652173913043478" calcext:value-type="float">
            <text:p>0.652173913</text:p>
          </table:table-cell>
          <table:table-cell office:value-type="float" office:value="137.129" calcext:value-type="float">
            <text:p>137.129</text:p>
          </table:table-cell>
          <table:table-cell table:formula="of:=[.E21]/[.A21]^2" office:value-type="float" office:value="0.259223062381853" calcext:value-type="float">
            <text:p>0.2592230624</text:p>
          </table:table-cell>
          <table:table-cell office:value-type="float" office:value="-0.112932892249527" calcext:value-type="float">
            <text:p>-0.1129328922</text:p>
          </table:table-cell>
          <table:table-cell table:formula="of:=[.F21]+[.G21]" office:value-type="float" office:value="0.146290170132325" calcext:value-type="float">
            <text:p>0.146290170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formula="of:=MOD([.B22];2)" office:value-type="float" office:value="1" calcext:value-type="float">
            <text:p>1</text:p>
          </table:table-cell>
          <table:table-cell table:formula="of:=[.B22]/[.A22]" office:value-type="float" office:value="0.739130434782609" calcext:value-type="float">
            <text:p>0.7391304348</text:p>
          </table:table-cell>
          <table:table-cell office:value-type="float" office:value="154.661" calcext:value-type="float">
            <text:p>154.661</text:p>
          </table:table-cell>
          <table:table-cell table:formula="of:=[.E22]/[.A22]^2" office:value-type="float" office:value="0.292364839319471" calcext:value-type="float">
            <text:p>0.2923648393</text:p>
          </table:table-cell>
          <table:table-cell office:value-type="float" office:value="-0.122323440453686" calcext:value-type="float">
            <text:p>-0.1223234405</text:p>
          </table:table-cell>
          <table:table-cell table:formula="of:=[.F22]+[.G22]" office:value-type="float" office:value="0.170041398865785" calcext:value-type="float">
            <text:p>0.170041398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formula="of:=MOD([.B23];2)" office:value-type="float" office:value="1" calcext:value-type="float">
            <text:p>1</text:p>
          </table:table-cell>
          <table:table-cell table:formula="of:=[.B23]/[.A23]" office:value-type="float" office:value="0.826086956521739" calcext:value-type="float">
            <text:p>0.8260869565</text:p>
          </table:table-cell>
          <table:table-cell office:value-type="float" office:value="171.693" calcext:value-type="float">
            <text:p>171.693</text:p>
          </table:table-cell>
          <table:table-cell table:formula="of:=[.E23]/[.A23]^2" office:value-type="float" office:value="0.324561436672968" calcext:value-type="float">
            <text:p>0.3245614367</text:p>
          </table:table-cell>
          <table:table-cell office:value-type="float" office:value="-0.1281797731569" calcext:value-type="float">
            <text:p>-0.1281797732</text:p>
          </table:table-cell>
          <table:table-cell table:formula="of:=[.F23]+[.G23]" office:value-type="float" office:value="0.196381663516068" calcext:value-type="float">
            <text:p>0.196381663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formula="of:=MOD([.B24];2)" office:value-type="float" office:value="1" calcext:value-type="float">
            <text:p>1</text:p>
          </table:table-cell>
          <table:table-cell table:formula="of:=[.B24]/[.A24]" office:value-type="float" office:value="0.91304347826087" calcext:value-type="float">
            <text:p>0.9130434783</text:p>
          </table:table-cell>
          <table:table-cell office:value-type="float" office:value="181.627" calcext:value-type="float">
            <text:p>181.627</text:p>
          </table:table-cell>
          <table:table-cell table:formula="of:=[.E24]/[.A24]^2" office:value-type="float" office:value="0.343340264650284" calcext:value-type="float">
            <text:p>0.3433402647</text:p>
          </table:table-cell>
          <table:table-cell office:value-type="float" office:value="-0.121304347826087" calcext:value-type="float">
            <text:p>-0.1213043478</text:p>
          </table:table-cell>
          <table:table-cell table:formula="of:=[.F24]+[.G24]" office:value-type="float" office:value="0.222035916824197" calcext:value-type="float">
            <text:p>0.2220359168</text:p>
          </table:table-cell>
        </table:table-row>
      </table:table>
      <table:table table:name="Sheet9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%2</text:p>
          </table:table-cell>
          <table:table-cell office:value-type="string" calcext:value-type="string">
            <text:p>L/M</text:p>
          </table:table-cell>
          <table:table-cell office:value-type="string" calcext:value-type="string">
            <text:p>deltaE</text:p>
          </table:table-cell>
          <table:table-cell office:value-type="string" calcext:value-type="string">
            <text:p>deltaE/M^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B2]/[.A2]"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table:formula="of:=[.E2]/[.A2]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formula="of:=MOD([.B3];2)" office:value-type="float" office:value="0" calcext:value-type="float">
            <text:p>0</text:p>
          </table:table-cell>
          <table:table-cell table:formula="of:=[.B3]/[.A3]" office:value-type="float" office:value="0.88" calcext:value-type="float">
            <text:p>0.88</text:p>
          </table:table-cell>
          <table:table-cell office:value-type="float" office:value="-16.0253" calcext:value-type="float">
            <text:p>-16.0253</text:p>
          </table:table-cell>
          <table:table-cell table:formula="of:=[.E3]/[.A3]^2" office:value-type="float" office:value="-0.02564048" calcext:value-type="float">
            <text:p>-0.0256404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formula="of:=MOD([.B4];2)" office:value-type="float" office:value="0" calcext:value-type="float">
            <text:p>0</text:p>
          </table:table-cell>
          <table:table-cell table:formula="of:=[.B4]/[.A4]" office:value-type="float" office:value="0.8" calcext:value-type="float">
            <text:p>0.8</text:p>
          </table:table-cell>
          <table:table-cell office:value-type="float" office:value="-26.5762" calcext:value-type="float">
            <text:p>-26.5762</text:p>
          </table:table-cell>
          <table:table-cell table:formula="of:=[.E4]/[.A4]^2" office:value-type="float" office:value="-0.04252192" calcext:value-type="float">
            <text:p>-0.0425219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formula="of:=MOD([.B5];2)" office:value-type="float" office:value="0" calcext:value-type="float">
            <text:p>0</text:p>
          </table:table-cell>
          <table:table-cell table:formula="of:=[.B5]/[.A5]" office:value-type="float" office:value="0.72" calcext:value-type="float">
            <text:p>0.72</text:p>
          </table:table-cell>
          <table:table-cell office:value-type="float" office:value="-35.7327" calcext:value-type="float">
            <text:p>-35.7327</text:p>
          </table:table-cell>
          <table:table-cell table:formula="of:=[.E5]/[.A5]^2" office:value-type="float" office:value="-0.05717232" calcext:value-type="float">
            <text:p>-0.0571723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formula="of:=MOD([.B6];2)" office:value-type="float" office:value="0" calcext:value-type="float">
            <text:p>0</text:p>
          </table:table-cell>
          <table:table-cell table:formula="of:=[.B6]/[.A6]" office:value-type="float" office:value="0.64" calcext:value-type="float">
            <text:p>0.64</text:p>
          </table:table-cell>
          <table:table-cell office:value-type="float" office:value="-44.1204" calcext:value-type="float">
            <text:p>-44.1204</text:p>
          </table:table-cell>
          <table:table-cell table:formula="of:=[.E6]/[.A6]^2" office:value-type="float" office:value="-0.07059264" calcext:value-type="float">
            <text:p>-0.0705926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formula="of:=MOD([.B7];2)" office:value-type="float" office:value="0" calcext:value-type="float">
            <text:p>0</text:p>
          </table:table-cell>
          <table:table-cell table:formula="of:=[.B7]/[.A7]" office:value-type="float" office:value="0.56" calcext:value-type="float">
            <text:p>0.56</text:p>
          </table:table-cell>
          <table:table-cell office:value-type="float" office:value="-51.9359" calcext:value-type="float">
            <text:p>-51.9359</text:p>
          </table:table-cell>
          <table:table-cell table:formula="of:=[.E7]/[.A7]^2" office:value-type="float" office:value="-0.08309744" calcext:value-type="float">
            <text:p>-0.0830974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formula="of:=MOD([.B8];2)" office:value-type="float" office:value="0" calcext:value-type="float">
            <text:p>0</text:p>
          </table:table-cell>
          <table:table-cell table:formula="of:=[.B8]/[.A8]" office:value-type="float" office:value="0.48" calcext:value-type="float">
            <text:p>0.48</text:p>
          </table:table-cell>
          <table:table-cell office:value-type="float" office:value="-59.2449" calcext:value-type="float">
            <text:p>-59.2449</text:p>
          </table:table-cell>
          <table:table-cell table:formula="of:=[.E8]/[.A8]^2" office:value-type="float" office:value="-0.09479184" calcext:value-type="float">
            <text:p>-0.0947918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formula="of:=MOD([.B9];2)" office:value-type="float" office:value="0" calcext:value-type="float">
            <text:p>0</text:p>
          </table:table-cell>
          <table:table-cell table:formula="of:=[.B9]/[.A9]" office:value-type="float" office:value="0.4" calcext:value-type="float">
            <text:p>0.4</text:p>
          </table:table-cell>
          <table:table-cell office:value-type="float" office:value="-66.0359" calcext:value-type="float">
            <text:p>-66.0359</text:p>
          </table:table-cell>
          <table:table-cell table:formula="of:=[.E9]/[.A9]^2" office:value-type="float" office:value="-0.10565744" calcext:value-type="float">
            <text:p>-0.1056574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formula="of:=MOD([.B10];2)" office:value-type="float" office:value="0" calcext:value-type="float">
            <text:p>0</text:p>
          </table:table-cell>
          <table:table-cell table:formula="of:=[.B10]/[.A10]" office:value-type="float" office:value="0.32" calcext:value-type="float">
            <text:p>0.32</text:p>
          </table:table-cell>
          <table:table-cell office:value-type="float" office:value="-72.1993" calcext:value-type="float">
            <text:p>-72.1993</text:p>
          </table:table-cell>
          <table:table-cell table:formula="of:=[.E10]/[.A10]^2" office:value-type="float" office:value="-0.11551888" calcext:value-type="float">
            <text:p>-0.1155188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formula="of:=MOD([.B11];2)" office:value-type="float" office:value="0" calcext:value-type="float">
            <text:p>0</text:p>
          </table:table-cell>
          <table:table-cell table:formula="of:=[.B11]/[.A11]" office:value-type="float" office:value="0.24" calcext:value-type="float">
            <text:p>0.24</text:p>
          </table:table-cell>
          <table:table-cell office:value-type="float" office:value="-77.3982" calcext:value-type="float">
            <text:p>-77.3982</text:p>
          </table:table-cell>
          <table:table-cell table:formula="of:=[.E11]/[.A11]^2" office:value-type="float" office:value="-0.12383712" calcext:value-type="float">
            <text:p>-0.123837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formula="of:=MOD([.B12];2)" office:value-type="float" office:value="0" calcext:value-type="float">
            <text:p>0</text:p>
          </table:table-cell>
          <table:table-cell table:formula="of:=[.B12]/[.A12]" office:value-type="float" office:value="0.16" calcext:value-type="float">
            <text:p>0.16</text:p>
          </table:table-cell>
          <table:table-cell office:value-type="float" office:value="-80.4981" calcext:value-type="float">
            <text:p>-80.4981</text:p>
          </table:table-cell>
          <table:table-cell table:formula="of:=[.E12]/[.A12]^2" office:value-type="float" office:value="-0.12879696" calcext:value-type="float">
            <text:p>-0.1287969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MOD([.B13];2)" office:value-type="float" office:value="0" calcext:value-type="float">
            <text:p>0</text:p>
          </table:table-cell>
          <table:table-cell table:formula="of:=[.B13]/[.A13]" office:value-type="float" office:value="0.08" calcext:value-type="float">
            <text:p>0.08</text:p>
          </table:table-cell>
          <table:table-cell office:value-type="float" office:value="-75.794" calcext:value-type="float">
            <text:p>-75.794</text:p>
          </table:table-cell>
          <table:table-cell table:formula="of:=[.E13]/[.A13]^2" office:value-type="float" office:value="-0.1212704" calcext:value-type="float">
            <text:p>-0.12127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formula="of:=MOD([.B14];2)" office:value-type="float" office:value="0" calcext:value-type="float">
            <text:p>0</text:p>
          </table:table-cell>
          <table:table-cell table:formula="of:=[.B14]/[.A14]" office:value-type="float" office:value="0.956521739130435" calcext:value-type="float">
            <text:p>0.95652173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formula="of:=MOD([.B15];2)" office:value-type="float" office:value="0" calcext:value-type="float">
            <text:p>0</text:p>
          </table:table-cell>
          <table:table-cell table:formula="of:=[.B15]/[.A15]" office:value-type="float" office:value="0.869565217391304" calcext:value-type="float">
            <text:p>0.8695652174</text:p>
          </table:table-cell>
          <table:table-cell office:value-type="float" office:value="-14.7215" calcext:value-type="float">
            <text:p>-14.7215</text:p>
          </table:table-cell>
          <table:table-cell table:formula="of:=[.E15]/[.A15]^2" office:value-type="float" office:value="-0.0278289224952741" calcext:value-type="float">
            <text:p>-0.02782892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MOD([.B16];2)" office:value-type="float" office:value="0" calcext:value-type="float">
            <text:p>0</text:p>
          </table:table-cell>
          <table:table-cell table:formula="of:=[.B16]/[.A16]" office:value-type="float" office:value="0.782608695652174" calcext:value-type="float">
            <text:p>0.7826086957</text:p>
          </table:table-cell>
          <table:table-cell office:value-type="float" office:value="-24.3852" calcext:value-type="float">
            <text:p>-24.3852</text:p>
          </table:table-cell>
          <table:table-cell table:formula="of:=[.E16]/[.A16]^2" office:value-type="float" office:value="-0.046096786389414" calcext:value-type="float">
            <text:p>-0.046096786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formula="of:=MOD([.B17];2)" office:value-type="float" office:value="0" calcext:value-type="float">
            <text:p>0</text:p>
          </table:table-cell>
          <table:table-cell table:formula="of:=[.B17]/[.A17]" office:value-type="float" office:value="0.695652173913043" calcext:value-type="float">
            <text:p>0.6956521739</text:p>
          </table:table-cell>
          <table:table-cell office:value-type="float" office:value="-32.7389" calcext:value-type="float">
            <text:p>-32.7389</text:p>
          </table:table-cell>
          <table:table-cell table:formula="of:=[.E17]/[.A17]^2" office:value-type="float" office:value="-0.0618882797731569" calcext:value-type="float">
            <text:p>-0.061888279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formula="of:=MOD([.B18];2)" office:value-type="float" office:value="0" calcext:value-type="float">
            <text:p>0</text:p>
          </table:table-cell>
          <table:table-cell table:formula="of:=[.B18]/[.A18]" office:value-type="float" office:value="0.608695652173913" calcext:value-type="float">
            <text:p>0.6086956522</text:p>
          </table:table-cell>
          <table:table-cell office:value-type="float" office:value="-40.3494" calcext:value-type="float">
            <text:p>-40.3494</text:p>
          </table:table-cell>
          <table:table-cell table:formula="of:=[.E18]/[.A18]^2" office:value-type="float" office:value="-0.0762748582230624" calcext:value-type="float">
            <text:p>-0.076274858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formula="of:=MOD([.B19];2)" office:value-type="float" office:value="0" calcext:value-type="float">
            <text:p>0</text:p>
          </table:table-cell>
          <table:table-cell table:formula="of:=[.B19]/[.A19]" office:value-type="float" office:value="0.521739130434783" calcext:value-type="float">
            <text:p>0.5217391304</text:p>
          </table:table-cell>
          <table:table-cell office:value-type="float" office:value="-47.3833" calcext:value-type="float">
            <text:p>-47.3833</text:p>
          </table:table-cell>
          <table:table-cell table:formula="of:=[.E19]/[.A19]^2" office:value-type="float" office:value="-0.0895714555765595" calcext:value-type="float">
            <text:p>-0.089571455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formula="of:=MOD([.B20];2)" office:value-type="float" office:value="0" calcext:value-type="float">
            <text:p>0</text:p>
          </table:table-cell>
          <table:table-cell table:formula="of:=[.B20]/[.A20]" office:value-type="float" office:value="0.434782608695652" calcext:value-type="float">
            <text:p>0.4347826087</text:p>
          </table:table-cell>
          <table:table-cell office:value-type="float" office:value="-53.8725" calcext:value-type="float">
            <text:p>-53.8725</text:p>
          </table:table-cell>
          <table:table-cell table:formula="of:=[.E20]/[.A20]^2" office:value-type="float" office:value="-0.101838374291115" calcext:value-type="float">
            <text:p>-0.101838374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formula="of:=MOD([.B21];2)" office:value-type="float" office:value="0" calcext:value-type="float">
            <text:p>0</text:p>
          </table:table-cell>
          <table:table-cell table:formula="of:=[.B21]/[.A21]" office:value-type="float" office:value="0.347826086956522" calcext:value-type="float">
            <text:p>0.347826087</text:p>
          </table:table-cell>
          <table:table-cell office:value-type="float" office:value="-59.7415" calcext:value-type="float">
            <text:p>-59.7415</text:p>
          </table:table-cell>
          <table:table-cell table:formula="of:=[.E21]/[.A21]^2" office:value-type="float" office:value="-0.112932892249527" calcext:value-type="float">
            <text:p>-0.11293289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formula="of:=MOD([.B22];2)" office:value-type="float" office:value="0" calcext:value-type="float">
            <text:p>0</text:p>
          </table:table-cell>
          <table:table-cell table:formula="of:=[.B22]/[.A22]" office:value-type="float" office:value="0.260869565217391" calcext:value-type="float">
            <text:p>0.2608695652</text:p>
          </table:table-cell>
          <table:table-cell office:value-type="float" office:value="-64.7091" calcext:value-type="float">
            <text:p>-64.7091</text:p>
          </table:table-cell>
          <table:table-cell table:formula="of:=[.E22]/[.A22]^2" office:value-type="float" office:value="-0.122323440453686" calcext:value-type="float">
            <text:p>-0.122323440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formula="of:=MOD([.B23];2)" office:value-type="float" office:value="0" calcext:value-type="float">
            <text:p>0</text:p>
          </table:table-cell>
          <table:table-cell table:formula="of:=[.B23]/[.A23]" office:value-type="float" office:value="0.173913043478261" calcext:value-type="float">
            <text:p>0.1739130435</text:p>
          </table:table-cell>
          <table:table-cell office:value-type="float" office:value="-67.8071" calcext:value-type="float">
            <text:p>-67.8071</text:p>
          </table:table-cell>
          <table:table-cell table:formula="of:=[.E23]/[.A23]^2" office:value-type="float" office:value="-0.1281797731569" calcext:value-type="float">
            <text:p>-0.128179773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MOD([.B24];2)" office:value-type="float" office:value="0" calcext:value-type="float">
            <text:p>0</text:p>
          </table:table-cell>
          <table:table-cell table:formula="of:=[.B24]/[.A24]" office:value-type="float" office:value="0.0869565217391304" calcext:value-type="float">
            <text:p>0.0869565217</text:p>
          </table:table-cell>
          <table:table-cell office:value-type="float" office:value="-64.17" calcext:value-type="float">
            <text:p>-64.17</text:p>
          </table:table-cell>
          <table:table-cell table:formula="of:=[.E24]/[.A24]^2" office:value-type="float" office:value="-0.121304347826087" calcext:value-type="float">
            <text:p>-0.1213043478</text:p>
          </table:table-cell>
        </table:table-row>
      </table:table>
      <table:named-expressions/>
      <table:database-ranges>
        <table:database-range table:name="__Anonymous_Sheet_DB__6" table:target-range-address="Sheet7.A1:Sheet7.E109">
          <table:sort>
            <table:sort-by table:field-number="2" table:order="descending" table:data-type="automatic"/>
            <table:sort-by table:field-number="0" table:order="descending" table:data-type="automatic"/>
            <table:sort-by table:field-number="1" table:data-type="automatic"/>
          </table:sort>
        </table:database-range>
        <table:database-range table:name="__Anonymous_Sheet_DB__8" table:target-range-address="Sheet9.A1:Sheet9.F24">
          <table:sort>
            <table:sort-by table:field-number="0" table:order="descending" table:data-type="automatic"/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1">00/00/0000</text:date>, <text:time style:data-style-name="N2" text:time-value="11:12:15.4867430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0T21:46:29.065653326</meta:creation-date>
    <dc:date>2016-10-21T12:20:40.881806087</dc:date>
    <meta:editing-duration>PT22H17M55S</meta:editing-duration>
    <meta:editing-cycles>36</meta:editing-cycles>
    <meta:generator>LibreOffice/4.2.7.2$Linux_X86_64 LibreOffice_project/420m0$Build-2</meta:generator>
    <meta:document-statistic meta:table-count="9" meta:cell-count="1216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7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" chart:style-name="ch1">
        <chart:legend chart:legend-position="end" svg:x="11.455cm" svg:y="3.454cm" style:legend-expansion="high" chart:style-name="ch2"/>
        <chart:plot-area chart:style-name="ch3" table:cell-range-address="Sheet1.A2:Sheet1.A8 Sheet1.D1:Sheet1.E8" chart:data-source-has-labels="both" svg:x="0.32cm" svg:y="0.18cm" svg:width="10.815cm" svg:height="8.64cm">
          <chartooo:coordinate-region svg:x="1.418cm" svg:y="0.379cm" svg:width="9.53cm" svg:height="8.242cm"/>
          <chart:axis chart:dimension="x" chart:name="primary-x" chart:style-name="ch4" chartooo:axis-type="auto">
            <chart:categories table:cell-range-address="Sheet1.A2:Sheet1.A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8" chart:label-cell-address="Sheet1.D1:Sheet1.D1" chart:class="chart:scatter">
            <chart:domain table:cell-range-address="Sheet1.A2:Sheet1.A8"/>
            <chart:regression-curve chart:style-name="ch7">
              <chart:equation chart:display-equation="true" chart:display-r-square="false" svg:x="1.411cm" svg:y="0.849cm"/>
            </chart:regression-curve>
            <chart:data-point chart:repeated="7"/>
          </chart:series>
          <chart:series chart:style-name="ch8" chart:values-cell-range-address="Sheet1.E2:Sheet1.E8" chart:label-cell-address="Sheet1.E1:Sheet1.E1" chart:class="chart:scatter">
            <chart:regression-curve chart:style-name="ch9">
              <chart:equation chart:display-equation="true" chart:display-r-square="false" svg:x="2.538cm" svg:y="7.964cm"/>
            </chart:regression-curve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*xi=0</text:p>
                <draw:g>
                  <svg:desc>Sheet1.D1:Sheet1.D1</svg:desc>
                </draw:g>
              </table:table-cell>
              <table:table-cell office:value-type="string">
                <text:p>M*xi=-1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/>
                <draw:g>
                  <svg:desc>Sheet1.A2:Sheet1.A8</svg:desc>
                </draw:g>
              </table:table-cell>
              <table:table-cell office:value-type="float" office:value="3">
                <text:p>3</text:p>
                <draw:g>
                  <svg:desc>Sheet1.A2:Sheet1.A8</svg:desc>
                </draw:g>
              </table:table-cell>
              <table:table-cell office:value-type="float" office:value="-0.8826">
                <text:p>-0.8826</text:p>
                <draw:g>
                  <svg:desc>Sheet1.D2:Sheet1.D8</svg:desc>
                </draw:g>
              </table:table-cell>
              <table:table-cell office:value-type="float" office:value="-1.902">
                <text:p>-1.902</text:p>
                <draw:g>
                  <svg:desc>Sheet1.E2:Sheet1.E8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7.5805">
                <text:p>7.5805</text:p>
              </table:table-cell>
              <table:table-cell office:value-type="float" office:value="-14.6235">
                <text:p>-14.623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61.9318">
                <text:p>61.9318</text:p>
              </table:table-cell>
              <table:table-cell office:value-type="float" office:value="-47.3935">
                <text:p>-47.393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23.5024">
                <text:p>223.5024</text:p>
              </table:table-cell>
              <table:table-cell office:value-type="float" office:value="-109.1817">
                <text:p>-109.181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577.357">
                <text:p>577.357</text:p>
              </table:table-cell>
              <table:table-cell office:value-type="float" office:value="-208.6051">
                <text:p>-208.605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231.5069">
                <text:p>1231.5069</text:p>
              </table:table-cell>
              <table:table-cell office:value-type="float" office:value="-353.951">
                <text:p>-353.95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2316.273">
                <text:p>2316.273</text:p>
              </table:table-cell>
              <table:table-cell office:value-type="float" office:value="-553.209">
                <text:p>-553.2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-0.001cm" svg:y="0cm" style:legend-expansion="custom" chartooo:width="16cm" chartooo:height="9cm" style:legend-expansion-aspect-ratio="1.77777777777778" chart:style-name="ch2"/>
        <chart:plot-area chart:style-name="ch3" table:cell-range-address="Sheet8.D2:Sheet8.D13 Sheet8.H2:Sheet8.H13" svg:x="0.32cm" svg:y="0.18cm" svg:width="15.36cm" svg:height="8.64cm">
          <chartooo:coordinate-region svg:x="1.232cm" svg:y="0.379cm" svg:width="14.35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8.H2:Sheet8.H13" chart:class="chart:scatter">
            <chart:domain table:cell-range-address="Sheet8.D2:Sheet8.D13"/>
            <chart:regression-curve chart:style-name="ch7">
              <chart:equation chart:display-equation="true" chart:display-r-square="true"/>
            </chart:regression-curve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">
                <text:p>0.04</text:p>
                <draw:g>
                  <svg:desc>Sheet8.D2:Sheet8.D13</svg:desc>
                </draw:g>
              </table:table-cell>
              <table:table-cell office:value-type="float" office:value="0.007270608">
                <text:p>0.007270608</text:p>
                <draw:g>
                  <svg:desc>Sheet8.H2:Sheet8.H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">
                <text:p>0.12</text:p>
              </table:table-cell>
              <table:table-cell office:value-type="float" office:value="0.02093024">
                <text:p>0.020930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03891504">
                <text:p>0.038915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8">
                <text:p>0.28</text:p>
              </table:table-cell>
              <table:table-cell office:value-type="float" office:value="0.05730624">
                <text:p>0.057306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6">
                <text:p>0.36</text:p>
              </table:table-cell>
              <table:table-cell office:value-type="float" office:value="0.07583232">
                <text:p>0.075832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4">
                <text:p>0.44</text:p>
              </table:table-cell>
              <table:table-cell office:value-type="float" office:value="0.09455056">
                <text:p>0.094550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2">
                <text:p>0.52</text:p>
              </table:table-cell>
              <table:table-cell office:value-type="float" office:value="0.11362096">
                <text:p>0.113620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">
                <text:p>0.6</text:p>
              </table:table-cell>
              <table:table-cell office:value-type="float" office:value="0.13330096">
                <text:p>0.133300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8">
                <text:p>0.68</text:p>
              </table:table-cell>
              <table:table-cell office:value-type="float" office:value="0.15401392">
                <text:p>0.154013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6">
                <text:p>0.76</text:p>
              </table:table-cell>
              <table:table-cell office:value-type="float" office:value="0.17645728">
                <text:p>0.176457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4">
                <text:p>0.84</text:p>
              </table:table-cell>
              <table:table-cell office:value-type="float" office:value="0.20159824">
                <text:p>0.201598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2">
                <text:p>0.92</text:p>
              </table:table-cell>
              <table:table-cell office:value-type="float" office:value="0.22632">
                <text:p>0.2263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42cm" svg:height="8.683cm" xlink:href=".." xlink:type="simple" chart:class="chart:scatter" chart:style-name="ch1">
        <chart:legend chart:legend-position="end" svg:x="11.245cm" svg:y="3.295cm" style:legend-expansion="high" chart:style-name="ch2"/>
        <chart:plot-area chart:style-name="ch3" table:cell-range-address="Sheet1.A2:Sheet1.C8 Sheet1.B1:Sheet1.C1" chart:data-source-has-labels="row" svg:x="0.308cm" svg:y="0.173cm" svg:width="10.629cm" svg:height="8.337cm">
          <chartooo:coordinate-region svg:x="1.115cm" svg:y="0.372cm" svg:width="9.635cm" svg:height="7.93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8" chart:label-cell-address="Sheet1.B1:Sheet1.B1" chart:class="chart:scatter">
            <chart:domain table:cell-range-address="Sheet1.A2:Sheet1.A8"/>
            <chart:regression-curve chart:style-name="ch7">
              <chart:equation chart:display-equation="true" chart:display-r-square="false" svg:x="2.219cm" svg:y="0.657cm"/>
            </chart:regression-curve>
            <chart:data-point chart:repeated="7"/>
          </chart:series>
          <chart:series chart:style-name="ch8" chart:values-cell-range-address="Sheet1.C2:Sheet1.C8" chart:label-cell-address="Sheet1.C1:Sheet1.C1" chart:class="chart:scatter">
            <chart:regression-curve chart:style-name="ch9">
              <chart:equation chart:display-equation="true" chart:display-r-square="false" svg:x="6.377cm" svg:y="5.635cm"/>
            </chart:regression-curve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i=0</text:p>
                <draw:g>
                  <svg:desc>Sheet1.B1:Sheet1.B1</svg:desc>
                </draw:g>
              </table:table-cell>
              <table:table-cell office:value-type="string">
                <text:p>Xi=-1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A2:Sheet1.A8</svg:desc>
                </draw:g>
              </table:table-cell>
              <table:table-cell office:value-type="float" office:value="-0.2942">
                <text:p>-0.2942</text:p>
                <draw:g>
                  <svg:desc>Sheet1.B2:Sheet1.B8</svg:desc>
                </draw:g>
              </table:table-cell>
              <table:table-cell office:value-type="float" office:value="-0.634">
                <text:p>-0.634</text:p>
                <draw:g>
                  <svg:desc>Sheet1.C2:Sheet1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.5161">
                <text:p>1.5161</text:p>
              </table:table-cell>
              <table:table-cell office:value-type="float" office:value="-2.9247">
                <text:p>-2.92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8.8474">
                <text:p>8.8474</text:p>
              </table:table-cell>
              <table:table-cell office:value-type="float" office:value="-6.7705">
                <text:p>-6.77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4.8336">
                <text:p>24.8336</text:p>
              </table:table-cell>
              <table:table-cell office:value-type="float" office:value="-12.1313">
                <text:p>-12.13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52.487">
                <text:p>52.487</text:p>
              </table:table-cell>
              <table:table-cell office:value-type="float" office:value="-18.9641">
                <text:p>-18.96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94.7313">
                <text:p>94.7313</text:p>
              </table:table-cell>
              <table:table-cell office:value-type="float" office:value="-27.227">
                <text:p>-27.2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54.4182">
                <text:p>154.4182</text:p>
              </table:table-cell>
              <table:table-cell office:value-type="float" office:value="-36.8806">
                <text:p>-36.88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98cm" svg:y="3.703cm" style:legend-expansion="high" chart:style-name="ch2"/>
        <chart:plot-area chart:style-name="ch3" table:cell-range-address="Sheet4.A2:Sheet4.D6 Sheet4.B1:Sheet4.D1" chart:data-source-has-labels="row" svg:x="0.32cm" svg:y="0.18cm" svg:width="11.158cm" svg:height="8.64cm">
          <chartooo:coordinate-region svg:x="1.047cm" svg:y="0.379cm" svg:width="10.24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B2:Sheet4.B6" chart:label-cell-address="Sheet4.B1:Sheet4.B1" chart:class="chart:scatter">
            <chart:domain table:cell-range-address="Sheet4.A2:Sheet4.A6"/>
            <chart:data-point chart:repeated="5"/>
          </chart:series>
          <chart:series chart:style-name="ch7" chart:values-cell-range-address="Sheet4.C2:Sheet4.C6" chart:label-cell-address="Sheet4.C1:Sheet4.C1" chart:class="chart:scatter">
            <chart:data-point chart:repeated="5"/>
          </chart:series>
          <chart:series chart:style-name="ch8" chart:values-cell-range-address="Sheet4.D2:Sheet4.D6" chart:label-cell-address="Sheet4.D1:Sheet4.D1" chart:class="chart:scatte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round state norm</text:p>
                <draw:g>
                  <svg:desc>Sheet4.B1:Sheet4.B1</svg:desc>
                </draw:g>
              </table:table-cell>
              <table:table-cell office:value-type="string">
                <text:p>Norm/Bit</text:p>
                <draw:g>
                  <svg:desc>Sheet4.C1:Sheet4.C1</svg:desc>
                </draw:g>
              </table:table-cell>
              <table:table-cell office:value-type="string">
                <text:p>Norm2</text:p>
                <draw:g>
                  <svg:desc>Sheet4.D1:Sheet4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4.A2:Sheet4.A6</svg:desc>
                </draw:g>
              </table:table-cell>
              <table:table-cell office:value-type="float" office:value="2.6456">
                <text:p>2.6456</text:p>
                <draw:g>
                  <svg:desc>Sheet4.B2:Sheet4.B6</svg:desc>
                </draw:g>
              </table:table-cell>
              <table:table-cell office:value-type="float" office:value="0.881866666666667">
                <text:p>0.881866666666667</text:p>
                <draw:g>
                  <svg:desc>Sheet4.C2:Sheet4.C6</svg:desc>
                </draw:g>
              </table:table-cell>
              <table:table-cell office:value-type="float" office:value="2.6456">
                <text:p>2.6456</text:p>
                <draw:g>
                  <svg:desc>Sheet4.D2:Sheet4.D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.6286">
                <text:p>2.6286</text:p>
              </table:table-cell>
              <table:table-cell office:value-type="float" office:value="0.52572">
                <text:p>0.52572</text:p>
              </table:table-cell>
              <table:table-cell office:value-type="float" office:value="2.6154">
                <text:p>2.61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2.1769">
                <text:p>2.1769</text:p>
              </table:table-cell>
              <table:table-cell office:value-type="float" office:value="0.310985714285714">
                <text:p>0.310985714285714</text:p>
              </table:table-cell>
              <table:table-cell office:value-type="float" office:value="2.1006">
                <text:p>2.10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.8311">
                <text:p>1.8311</text:p>
              </table:table-cell>
              <table:table-cell office:value-type="float" office:value="0.203455555555556">
                <text:p>0.203455555555556</text:p>
              </table:table-cell>
              <table:table-cell office:value-type="float" office:value="1.6701">
                <text:p>1.67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.5981">
                <text:p>1.5981</text:p>
              </table:table-cell>
              <table:table-cell office:value-type="float" office:value="0.145281818181818">
                <text:p>0.145281818181818</text:p>
              </table:table-cell>
              <table:table-cell office:value-type="float" office:value="1.3488">
                <text:p>1.34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07cm" svg:y="3.454cm" style:legend-expansion="high" chart:style-name="ch2"/>
        <chart:plot-area chart:style-name="ch3" table:cell-range-address="Sheet2.A2:Sheet2.C9 Sheet2.B1:Sheet2.C1" chart:data-source-has-labels="row" svg:x="0.32cm" svg:y="0.18cm" svg:width="11.767cm" svg:height="8.64cm">
          <chartooo:coordinate-region svg:x="0.466cm" svg:y="0.379cm" svg:width="11.527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2:Sheet2.B9" chart:label-cell-address="Sheet2.B1:Sheet2.B1" chart:class="chart:scatter">
            <chart:domain table:cell-range-address="Sheet2.A2:Sheet2.A9"/>
            <chart:regression-curve chart:style-name="ch7">
              <chart:equation chart:display-equation="true" chart:display-r-square="false" svg:x="4.521cm" svg:y="2.524cm"/>
            </chart:regression-curve>
            <chart:data-point chart:repeated="8"/>
          </chart:series>
          <chart:series chart:style-name="ch8" chart:values-cell-range-address="Sheet2.C2:Sheet2.C9" chart:label-cell-address="Sheet2.C1:Sheet2.C1" chart:class="chart:scatter">
            <chart:regression-curve chart:style-name="ch9">
              <chart:equation chart:display-equation="true" chart:display-r-square="false" svg:x="9.665cm" svg:y="6.69cm"/>
            </chart:regression-curve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</text:p>
                <draw:g>
                  <svg:desc>Sheet2.B1:Sheet2.B1</svg:desc>
                </draw:g>
              </table:table-cell>
              <table:table-cell office:value-type="string">
                <text:p>B</text:p>
                <draw:g>
                  <svg:desc>Sheet2.C1:Sheet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2.A2:Sheet2.A9</svg:desc>
                </draw:g>
              </table:table-cell>
              <table:table-cell office:value-type="float" office:value="-3">
                <text:p>-3</text:p>
                <draw:g>
                  <svg:desc>Sheet2.B2:Sheet2.B9</svg:desc>
                </draw:g>
              </table:table-cell>
              <table:table-cell office:value-type="float" office:value="1">
                <text:p>1</text:p>
                <draw:g>
                  <svg:desc>Sheet2.C2:Sheet2.C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93">
                <text:p>93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31">
                <text:p>231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29">
                <text:p>429</text:p>
              </table:table-cell>
              <table:table-cell office:value-type="float" office:value="-255">
                <text:p>-2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687">
                <text:p>687</text:p>
              </table:table-cell>
              <table:table-cell office:value-type="float" office:value="-409">
                <text:p>-4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005">
                <text:p>1005</text:p>
              </table:table-cell>
              <table:table-cell office:value-type="float" office:value="-599">
                <text:p>-5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383">
                <text:p>1383</text:p>
              </table:table-cell>
              <table:table-cell office:value-type="float" office:value="-825">
                <text:p>-8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07cm" svg:y="3.454cm" style:legend-expansion="high" chart:style-name="ch2"/>
        <chart:plot-area chart:style-name="ch3" table:cell-range-address="Sheet3.A2:Sheet3.C7 Sheet3.B1:Sheet3.C1" chart:data-source-has-labels="row" svg:x="0.32cm" svg:y="0.18cm" svg:width="11.767cm" svg:height="8.64cm">
          <chartooo:coordinate-region svg:x="0.466cm" svg:y="0.379cm" svg:width="11.527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B2:Sheet3.B7" chart:label-cell-address="Sheet3.B1:Sheet3.B1" chart:class="chart:scatter">
            <chart:domain table:cell-range-address="Sheet3.A2:Sheet3.A7"/>
            <chart:regression-curve chart:style-name="ch7">
              <chart:equation chart:display-equation="true" chart:display-r-square="false" svg:x="4.009cm" svg:y="2.576cm"/>
            </chart:regression-curve>
            <chart:data-point chart:repeated="6"/>
          </chart:series>
          <chart:series chart:style-name="ch8" chart:values-cell-range-address="Sheet3.C2:Sheet3.C7" chart:label-cell-address="Sheet3.C1:Sheet3.C1" chart:class="chart:scatter">
            <chart:regression-curve chart:style-name="ch9">
              <chart:equation chart:display-equation="true" chart:display-r-square="false" svg:x="4.038cm" svg:y="7.235cm"/>
            </chart:regression-curve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</text:p>
                <draw:g>
                  <svg:desc>Sheet3.B1:Sheet3.B1</svg:desc>
                </draw:g>
              </table:table-cell>
              <table:table-cell office:value-type="string">
                <text:p>B</text:p>
                <draw:g>
                  <svg:desc>Sheet3.C1:Sheet3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3.A2:Sheet3.A7</svg:desc>
                </draw:g>
              </table:table-cell>
              <table:table-cell office:value-type="float" office:value="17375">
                <text:p>17375</text:p>
                <draw:g>
                  <svg:desc>Sheet3.B2:Sheet3.B7</svg:desc>
                </draw:g>
              </table:table-cell>
              <table:table-cell office:value-type="float" office:value="-7806">
                <text:p>-7806</text:p>
                <draw:g>
                  <svg:desc>Sheet3.C2:Sheet3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721">
                <text:p>2721</text:p>
              </table:table-cell>
              <table:table-cell office:value-type="float" office:value="-550">
                <text:p>-5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6047">
                <text:p>604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7353">
                <text:p>27353</text:p>
              </table:table-cell>
              <table:table-cell office:value-type="float" office:value="-6030">
                <text:p>-60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66639">
                <text:p>66639</text:p>
              </table:table-cell>
              <table:table-cell office:value-type="float" office:value="-18766">
                <text:p>-187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23905">
                <text:p>123905</text:p>
              </table:table-cell>
              <table:table-cell office:value-type="float" office:value="-38166">
                <text:p>-3816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title svg:x="4.437cm" svg:y="0.316cm" chart:style-name="ch2">
          <text:p>ground energy perturbation for xi=0</text:p>
        </chart:title>
        <chart:legend chart:legend-position="end" svg:x="11.931cm" svg:y="3.952cm" style:legend-expansion="high" chart:style-name="ch3"/>
        <chart:plot-area chart:style-name="ch4" table:cell-range-address="Sheet1.A1:Sheet1.B11" chart:data-source-has-labels="both" svg:x="1.331cm" svg:y="1.301cm" svg:width="10.28cm" svg:height="6.538cm">
          <chartooo:coordinate-region svg:x="2.243cm" svg:y="1.5cm" svg:width="9.181cm" svg:height="6.14cm"/>
          <chart:axis chart:dimension="x" chart:name="primary-x" chart:style-name="ch5" chartooo:axis-type="auto">
            <chart:title svg:x="6.281cm" svg:y="8.019cm" chart:style-name="ch6">
              <text:p>M</text:p>
            </chart:title>
            <chart:categories table:cell-range-address="Sheet1.A2:Sheet1.A11"/>
          </chart:axis>
          <chart:axis chart:dimension="y" chart:name="primary-y" chart:style-name="ch5">
            <chart:title svg:x="0.451cm" svg:y="4.733cm" chart:style-name="ch7">
              <text:p>E</text:p>
            </chart:title>
            <chart:grid chart:style-name="ch8" chart:class="major"/>
          </chart:axis>
          <chart:series chart:style-name="ch9" chart:values-cell-range-address="Sheet1.B2:Sheet1.B11" chart:label-cell-address="Sheet1.B1:Sheet1.B1" chart:class="chart:scatter">
            <chart:domain table:cell-range-address="Sheet1.A2:Sheet1.A11"/>
            <chart:regression-curve chart:style-name="ch10">
              <chart:equation chart:display-equation="true" chart:display-r-square="false"/>
            </chart:regression-curve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i=0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/>
                <draw:g>
                  <svg:desc>Sheet1.A2:Sheet1.A11</svg:desc>
                </draw:g>
              </table:table-cell>
              <table:table-cell office:value-type="float" office:value="3">
                <text:p>3</text:p>
                <draw:g>
                  <svg:desc>Sheet1.A2:Sheet1.A11</svg:desc>
                </draw:g>
              </table:table-cell>
              <table:table-cell office:value-type="float" office:value="-0.2942">
                <text:p>-0.2942</text:p>
                <draw:g>
                  <svg:desc>Sheet1.B2:Sheet1.B11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.5161">
                <text:p>1.516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8.8474">
                <text:p>8.847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4.8336">
                <text:p>24.833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52.487">
                <text:p>52.48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94.7313">
                <text:p>94.731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54.4182">
                <text:p>154.418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234.55">
                <text:p>234.5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337.654">
                <text:p>337.65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466.562">
                <text:p>466.56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title svg:x="7.216cm" svg:y="0.316cm" chart:style-name="ch2">
          <text:p>M*xi=0</text:p>
        </chart:title>
        <chart:legend chart:legend-position="end" svg:x="11.137cm" svg:y="3.952cm" style:legend-expansion="high" chart:style-name="ch3"/>
        <chart:plot-area chart:style-name="ch4" table:cell-range-address="Sheet1.A2:Sheet1.A11 Sheet1.D2:Sheet1.D11" chart:data-source-has-labels="column" svg:x="1.331cm" svg:y="1.301cm" svg:width="9.486cm" svg:height="6.538cm">
          <chartooo:coordinate-region svg:x="2.508cm" svg:y="1.501cm" svg:width="8.122cm" svg:height="6.14cm"/>
          <chart:axis chart:dimension="x" chart:name="primary-x" chart:style-name="ch5" chartooo:axis-type="auto">
            <chart:title svg:x="5.884cm" svg:y="8.019cm" chart:style-name="ch6">
              <text:p>M</text:p>
            </chart:title>
            <chart:categories table:cell-range-address="Sheet1.A2:Sheet1.A11"/>
          </chart:axis>
          <chart:axis chart:dimension="y" chart:name="primary-y" chart:style-name="ch5">
            <chart:title svg:x="0.451cm" svg:y="4.932cm" chart:style-name="ch7">
              <text:p>M*E</text:p>
            </chart:title>
            <chart:grid chart:style-name="ch8" chart:class="major"/>
          </chart:axis>
          <chart:series chart:style-name="ch9" chart:values-cell-range-address="Sheet1.D2:Sheet1.D11" chart:class="chart:scatter">
            <chart:domain table:cell-range-address="Sheet1.A2:Sheet1.A11"/>
            <chart:regression-curve chart:style-name="ch10">
              <chart:equation chart:display-equation="true" chart:display-r-square="false"/>
            </chart:regression-curve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3">
                <text:p/>
                <draw:g>
                  <svg:desc>Sheet1.A2:Sheet1.A11</svg:desc>
                </draw:g>
              </table:table-cell>
              <table:table-cell office:value-type="float" office:value="3">
                <text:p>3</text:p>
                <draw:g>
                  <svg:desc>Sheet1.A2:Sheet1.A11</svg:desc>
                </draw:g>
              </table:table-cell>
              <table:table-cell office:value-type="float" office:value="-0.8826">
                <text:p>-0.8826</text:p>
                <draw:g>
                  <svg:desc>Sheet1.D2:Sheet1.D11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7.5805">
                <text:p>7.580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61.9318">
                <text:p>61.931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23.5024">
                <text:p>223.502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577.357">
                <text:p>577.35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231.5069">
                <text:p>1231.506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2316.273">
                <text:p>2316.273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3987.35">
                <text:p>3987.3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6415.426">
                <text:p>6415.42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9797.802">
                <text:p>9797.80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641cm" svg:height="11.847cm" xlink:href=".." xlink:type="simple" chart:class="chart:scatter" chart:style-name="ch1">
        <chart:title svg:x="8.681cm" svg:y="0.372cm" chart:style-name="ch2">
          <text:p>M=25</text:p>
        </chart:title>
        <chart:legend chart:legend-position="end" svg:x="15.815cm" svg:y="5.126cm" style:legend-expansion="high" chart:style-name="ch3"/>
        <chart:plot-area chart:style-name="ch4" table:cell-range-address="Sheet7.D2:Sheet7.D13 Sheet7.F2:Sheet7.F24 Sheet7.F35:Sheet7.F43" svg:x="0.372cm" svg:y="1.413cm" svg:width="15.071cm" svg:height="10.198cm">
          <chartooo:coordinate-region svg:x="1.284cm" svg:y="1.612cm" svg:width="14.065cm" svg:height="9.35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7.F2:Sheet7.F13" chart:class="chart:scatter">
            <chart:domain table:cell-range-address="Sheet7.D2:Sheet7.D13"/>
            <chart:data-point chart:repeated="12"/>
          </chart:series>
          <chart:series chart:style-name="ch8" chart:values-cell-range-address="Sheet7.F14:Sheet7.F24" chart:class="chart:scatter">
            <chart:domain table:cell-range-address="Sheet7.D14:Sheet7.D24"/>
            <chart:data-point chart:repeated="11"/>
          </chart:series>
          <chart:series chart:style-name="ch9" chart:values-cell-range-address="Sheet7.F35:Sheet7.F43" chart:class="chart:scatter">
            <chart:domain table:cell-range-address="Sheet7.D35:Sheet7.D43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">
                <text:p>0.04</text:p>
                <draw:g>
                  <svg:desc>Sheet7.D2:Sheet7.D13</svg:desc>
                </draw:g>
              </table:table-cell>
              <table:table-cell office:value-type="float" office:value="0.007270608">
                <text:p>0.007270608</text:p>
                <draw:g>
                  <svg:desc>Sheet7.F2:Sheet7.F13</svg:desc>
                </draw:g>
              </table:table-cell>
              <table:table-cell office:value-type="float" office:value="0.0434782608695652">
                <text:p>0.0434782608695652</text:p>
                <draw:g>
                  <svg:desc>Sheet7.D14:Sheet7.D24</svg:desc>
                </draw:g>
              </table:table-cell>
              <table:table-cell office:value-type="float" office:value="0.00787190926275992">
                <text:p>0.00787190926275992</text:p>
                <draw:g>
                  <svg:desc>Sheet7.F14:Sheet7.F24</svg:desc>
                </draw:g>
              </table:table-cell>
              <table:table-cell office:value-type="float" office:value="0.0526315789473684">
                <text:p>0.0526315789473684</text:p>
                <draw:g>
                  <svg:desc>Sheet7.D35:Sheet7.D43</svg:desc>
                </draw:g>
              </table:table-cell>
              <table:table-cell office:value-type="float" office:value="0.00941565096952908">
                <text:p>0.00941565096952908</text:p>
                <draw:g>
                  <svg:desc>Sheet7.F35:Sheet7.F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">
                <text:p>0.12</text:p>
              </table:table-cell>
              <table:table-cell office:value-type="float" office:value="0.04657072">
                <text:p>0.04657072</text:p>
              </table:table-cell>
              <table:table-cell office:value-type="float" office:value="0.130434782608696">
                <text:p>0.130434782608696</text:p>
              </table:table-cell>
              <table:table-cell office:value-type="float" office:value="0.0505086956521739">
                <text:p>0.0505086956521739</text:p>
              </table:table-cell>
              <table:table-cell office:value-type="float" office:value="0.157894736842105">
                <text:p>0.157894736842105</text:p>
              </table:table-cell>
              <table:table-cell office:value-type="float" office:value="0.0607296398891967">
                <text:p>0.06072963988919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08143696">
                <text:p>0.08143696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0883194706994329">
                <text:p>0.0883194706994329</text:p>
              </table:table-cell>
              <table:table-cell office:value-type="float" office:value="0.263157894736842">
                <text:p>0.263157894736842</text:p>
              </table:table-cell>
              <table:table-cell office:value-type="float" office:value="0.10616620498615">
                <text:p>0.106166204986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8">
                <text:p>0.28</text:p>
              </table:table-cell>
              <table:table-cell office:value-type="float" office:value="0.11447856">
                <text:p>0.11447856</text:p>
              </table:table-cell>
              <table:table-cell office:value-type="float" office:value="0.304347826086957">
                <text:p>0.304347826086957</text:p>
              </table:table-cell>
              <table:table-cell office:value-type="float" office:value="0.124142533081285">
                <text:p>0.124142533081285</text:p>
              </table:table-cell>
              <table:table-cell office:value-type="float" office:value="0.368421052631579">
                <text:p>0.368421052631579</text:p>
              </table:table-cell>
              <table:table-cell office:value-type="float" office:value="0.149159279778393">
                <text:p>0.1491592797783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6">
                <text:p>0.36</text:p>
              </table:table-cell>
              <table:table-cell office:value-type="float" office:value="0.14642496">
                <text:p>0.14642496</text:p>
              </table:table-cell>
              <table:table-cell office:value-type="float" office:value="0.391304347826087">
                <text:p>0.391304347826087</text:p>
              </table:table-cell>
              <table:table-cell office:value-type="float" office:value="0.158776748582231">
                <text:p>0.158776748582231</text:p>
              </table:table-cell>
              <table:table-cell office:value-type="float" office:value="0.473684210526316">
                <text:p>0.473684210526316</text:p>
              </table:table-cell>
              <table:table-cell office:value-type="float" office:value="0.190680332409972">
                <text:p>0.1906803324099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4">
                <text:p>0.44</text:p>
              </table:table-cell>
              <table:table-cell office:value-type="float" office:value="0.177648">
                <text:p>0.177648</text:p>
              </table:table-cell>
              <table:table-cell office:value-type="float" office:value="0.478260869565217">
                <text:p>0.478260869565217</text:p>
              </table:table-cell>
              <table:table-cell office:value-type="float" office:value="0.192638941398866">
                <text:p>0.192638941398866</text:p>
              </table:table-cell>
              <table:table-cell office:value-type="float" office:value="0.578947368421053">
                <text:p>0.578947368421053</text:p>
              </table:table-cell>
              <table:table-cell office:value-type="float" office:value="0.231220775623269">
                <text:p>0.2312207756232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2">
                <text:p>0.52</text:p>
              </table:table-cell>
              <table:table-cell office:value-type="float" office:value="0.2084128">
                <text:p>0.2084128</text:p>
              </table:table-cell>
              <table:table-cell office:value-type="float" office:value="0.565217391304348">
                <text:p>0.565217391304348</text:p>
              </table:table-cell>
              <table:table-cell office:value-type="float" office:value="0.22603213610586">
                <text:p>0.22603213610586</text:p>
              </table:table-cell>
              <table:table-cell office:value-type="float" office:value="0.68421052631579">
                <text:p>0.68421052631579</text:p>
              </table:table-cell>
              <table:table-cell office:value-type="float" office:value="0.27097756232687">
                <text:p>0.270977562326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">
                <text:p>0.6</text:p>
              </table:table-cell>
              <table:table-cell office:value-type="float" office:value="0.2389584">
                <text:p>0.2389584</text:p>
              </table:table-cell>
              <table:table-cell office:value-type="float" office:value="0.652173913043478">
                <text:p>0.652173913043478</text:p>
              </table:table-cell>
              <table:table-cell office:value-type="float" office:value="0.259223062381853">
                <text:p>0.259223062381853</text:p>
              </table:table-cell>
              <table:table-cell office:value-type="float" office:value="0.789473684210526">
                <text:p>0.789473684210526</text:p>
              </table:table-cell>
              <table:table-cell office:value-type="float" office:value="0.308952908587258">
                <text:p>0.3089529085872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8">
                <text:p>0.68</text:p>
              </table:table-cell>
              <table:table-cell office:value-type="float" office:value="0.2695328">
                <text:p>0.2695328</text:p>
              </table:table-cell>
              <table:table-cell office:value-type="float" office:value="0.739130434782609">
                <text:p>0.739130434782609</text:p>
              </table:table-cell>
              <table:table-cell office:value-type="float" office:value="0.292364839319471">
                <text:p>0.292364839319471</text:p>
              </table:table-cell>
              <table:table-cell office:value-type="float" office:value="0.894736842105263">
                <text:p>0.894736842105263</text:p>
              </table:table-cell>
              <table:table-cell office:value-type="float" office:value="0.332074792243767">
                <text:p>0.3320747922437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6">
                <text:p>0.76</text:p>
              </table:table-cell>
              <table:table-cell office:value-type="float" office:value="0.3002944">
                <text:p>0.3002944</text:p>
              </table:table-cell>
              <table:table-cell office:value-type="float" office:value="0.826086956521739">
                <text:p>0.826086956521739</text:p>
              </table:table-cell>
              <table:table-cell office:value-type="float" office:value="0.324561436672968">
                <text:p>0.324561436672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4">
                <text:p>0.84</text:p>
              </table:table-cell>
              <table:table-cell office:value-type="float" office:value="0.3303952">
                <text:p>0.3303952</text:p>
              </table:table-cell>
              <table:table-cell office:value-type="float" office:value="0.91304347826087">
                <text:p>0.91304347826087</text:p>
              </table:table-cell>
              <table:table-cell office:value-type="float" office:value="0.343340264650284">
                <text:p>0.343340264650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2">
                <text:p>0.92</text:p>
              </table:table-cell>
              <table:table-cell office:value-type="float" office:value="0.3475904">
                <text:p>0.3475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-0.001cm" svg:y="0cm" style:legend-expansion="custom" chartooo:width="16cm" chartooo:height="9cm" style:legend-expansion-aspect-ratio="1.77777777777778" chart:style-name="ch2"/>
        <chart:plot-area chart:style-name="ch3" table:cell-range-address="Sheet7.D59:Sheet7.D69 Sheet7.F59:Sheet7.F79" svg:x="0.32cm" svg:y="0.18cm" svg:width="15.36cm" svg:height="8.64cm">
          <chartooo:coordinate-region svg:x="1.338cm" svg:y="0.379cm" svg:width="14.248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7.F59:Sheet7.F69" chart:class="chart:scatter">
            <chart:domain table:cell-range-address="Sheet7.D59:Sheet7.D69"/>
            <chart:data-point chart:repeated="11"/>
          </chart:series>
          <chart:series chart:style-name="ch7" chart:values-cell-range-address="Sheet7.F70:Sheet7.F79" chart:class="chart:scatter">
            <chart:domain table:cell-range-address="Sheet7.D70:Sheet7.D79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">
                <text:p>0.08</text:p>
                <draw:g>
                  <svg:desc>Sheet7.D59:Sheet7.D69</svg:desc>
                </draw:g>
              </table:table-cell>
              <table:table-cell office:value-type="float" office:value="-0.1212704">
                <text:p>-0.1212704</text:p>
                <draw:g>
                  <svg:desc>Sheet7.F59:Sheet7.F69</svg:desc>
                </draw:g>
              </table:table-cell>
              <table:table-cell office:value-type="float" office:value="0.0869565217391304">
                <text:p>0.0869565217391304</text:p>
                <draw:g>
                  <svg:desc>Sheet7.D70:Sheet7.D79</svg:desc>
                </draw:g>
              </table:table-cell>
              <table:table-cell office:value-type="float" office:value="-0.121304347826087">
                <text:p>-0.121304347826087</text:p>
                <draw:g>
                  <svg:desc>Sheet7.F70:Sheet7.F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">
                <text:p>0.16</text:p>
              </table:table-cell>
              <table:table-cell office:value-type="float" office:value="-0.12879696">
                <text:p>-0.12879696</text:p>
              </table:table-cell>
              <table:table-cell office:value-type="float" office:value="0.173913043478261">
                <text:p>0.173913043478261</text:p>
              </table:table-cell>
              <table:table-cell office:value-type="float" office:value="-0.1281797731569">
                <text:p>-0.12817977315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">
                <text:p>0.24</text:p>
              </table:table-cell>
              <table:table-cell office:value-type="float" office:value="-0.12383712">
                <text:p>-0.12383712</text:p>
              </table:table-cell>
              <table:table-cell office:value-type="float" office:value="0.260869565217391">
                <text:p>0.260869565217391</text:p>
              </table:table-cell>
              <table:table-cell office:value-type="float" office:value="-0.122323440453686">
                <text:p>-0.1223234404536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2">
                <text:p>0.32</text:p>
              </table:table-cell>
              <table:table-cell office:value-type="float" office:value="-0.11551888">
                <text:p>-0.11551888</text:p>
              </table:table-cell>
              <table:table-cell office:value-type="float" office:value="0.347826086956522">
                <text:p>0.347826086956522</text:p>
              </table:table-cell>
              <table:table-cell office:value-type="float" office:value="-0.112932892249527">
                <text:p>-0.1129328922495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-0.10565744">
                <text:p>-0.10565744</text:p>
              </table:table-cell>
              <table:table-cell office:value-type="float" office:value="0.434782608695652">
                <text:p>0.434782608695652</text:p>
              </table:table-cell>
              <table:table-cell office:value-type="float" office:value="-0.101838374291115">
                <text:p>-0.1018383742911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8">
                <text:p>0.48</text:p>
              </table:table-cell>
              <table:table-cell office:value-type="float" office:value="-0.09479184">
                <text:p>-0.09479184</text:p>
              </table:table-cell>
              <table:table-cell office:value-type="float" office:value="0.521739130434783">
                <text:p>0.521739130434783</text:p>
              </table:table-cell>
              <table:table-cell office:value-type="float" office:value="-0.0895714555765595">
                <text:p>-0.08957145557655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6">
                <text:p>0.56</text:p>
              </table:table-cell>
              <table:table-cell office:value-type="float" office:value="-0.08309744">
                <text:p>-0.08309744</text:p>
              </table:table-cell>
              <table:table-cell office:value-type="float" office:value="0.608695652173913">
                <text:p>0.608695652173913</text:p>
              </table:table-cell>
              <table:table-cell office:value-type="float" office:value="-0.0762748582230624">
                <text:p>-0.07627485822306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4">
                <text:p>0.64</text:p>
              </table:table-cell>
              <table:table-cell office:value-type="float" office:value="-0.07059264">
                <text:p>-0.07059264</text:p>
              </table:table-cell>
              <table:table-cell office:value-type="float" office:value="0.695652173913043">
                <text:p>0.695652173913043</text:p>
              </table:table-cell>
              <table:table-cell office:value-type="float" office:value="-0.0618882797731569">
                <text:p>-0.06188827977315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2">
                <text:p>0.72</text:p>
              </table:table-cell>
              <table:table-cell office:value-type="float" office:value="-0.05717232">
                <text:p>-0.05717232</text:p>
              </table:table-cell>
              <table:table-cell office:value-type="float" office:value="0.782608695652174">
                <text:p>0.782608695652174</text:p>
              </table:table-cell>
              <table:table-cell office:value-type="float" office:value="-0.046096786389414">
                <text:p>-0.0460967863894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">
                <text:p>0.8</text:p>
              </table:table-cell>
              <table:table-cell office:value-type="float" office:value="-0.04252192">
                <text:p>-0.04252192</text:p>
              </table:table-cell>
              <table:table-cell office:value-type="float" office:value="0.869565217391304">
                <text:p>0.869565217391304</text:p>
              </table:table-cell>
              <table:table-cell office:value-type="float" office:value="-0.0278289224952741">
                <text:p>-0.02782892249527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8">
                <text:p>0.88</text:p>
              </table:table-cell>
              <table:table-cell office:value-type="float" office:value="-0.02564048">
                <text:p>-0.02564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